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-BoldOblique" svg:font-family="Helvetica-BoldOblique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aa88eb" officeooo:paragraph-rsid="00181ca9" fo:background-color="transparent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22ab6e" officeooo:paragraph-rsid="0022078f" fo:background-color="transparent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2b333c" officeooo:paragraph-rsid="002b333c" fo:background-color="transparent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2c61f1" officeooo:paragraph-rsid="002c61f1" fo:background-color="transparent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34812e" officeooo:paragraph-rsid="002edc75" fo:background-color="transparent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34812e" officeooo:paragraph-rsid="00367de7" fo:background-color="transparent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34812e" officeooo:paragraph-rsid="0034812e" fo:background-color="transparent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381be6" officeooo:paragraph-rsid="0034812e" fo:background-color="transparent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947efe" officeooo:paragraph-rsid="007a5331" fo:background-color="transparent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22078f" officeooo:paragraph-rsid="0022078f" fo:background-color="transparent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459a04" officeooo:paragraph-rsid="004fb069" fo:background-color="transparent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680f53" officeooo:paragraph-rsid="004fb069" fo:background-color="transparent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736f8c" officeooo:paragraph-rsid="006dd4ff" fo:background-color="transparent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8fc950" officeooo:paragraph-rsid="007b13c9" fo:background-color="transparent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erif1" fo:font-size="19pt" fo:font-weight="normal" officeooo:rsid="002088ac" officeooo:paragraph-rsid="002088ac" fo:background-color="transparent" style:font-size-asian="19pt" style:font-weight-asian="normal" style:font-size-complex="19pt" style:font-weight-complex="normal"/>
    </style:style>
    <style:style style:name="P16" style:family="paragraph" style:parent-style-name="Standard">
      <style:paragraph-properties style:line-height-at-least="0.503cm"/>
      <style:text-properties fo:color="#000000" style:font-name="Liberation Serif" fo:font-size="13pt" fo:font-weight="normal" fo:background-color="#ffffff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style:line-height-at-least="0.503cm"/>
      <style:text-properties fo:color="#000000" style:font-name="Liberation Serif" fo:font-size="13pt" fo:background-color="#ffffff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2078f" officeooo:paragraph-rsid="0022078f" fo:background-color="transparent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2078f" officeooo:paragraph-rsid="01088e01" fo:background-color="transparent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b333c" officeooo:paragraph-rsid="002b333c" fo:background-color="transparent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4fb069" fo:background-color="transparent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paragraph-rsid="0022078f" fo:background-color="transparent"/>
    </style:style>
    <style:style style:name="P23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0bc0be" officeooo:paragraph-rsid="002c61f1" fo:background-color="transparent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2edc75" fo:background-color="transparent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34812e" fo:background-color="transparent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367de7" fo:background-color="transparent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3f3101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4fb069" fo:background-color="transparent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5fda82" fo:background-color="transparent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6c677d" fo:background-color="transparent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6dd4ff" fo:background-color="transparent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b333c" officeooo:paragraph-rsid="002b333c" fo:background-color="transparent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paragraph-rsid="00c1a6b5"/>
    </style:style>
    <style:style style:name="P34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7a5331" officeooo:paragraph-rsid="007a5331" fo:background-color="transparent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7a5331" officeooo:paragraph-rsid="007b13c9" fo:background-color="transparent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af13ef" officeooo:paragraph-rsid="00af13ef" fo:background-color="transparent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af13ef" officeooo:paragraph-rsid="00b5d085" fo:background-color="transparent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7a5331" officeooo:paragraph-rsid="007a5331" fo:background-color="transparent" style:font-size-asian="11.3500003814697pt" style:font-weight-asian="bold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erif1" fo:font-size="19pt" officeooo:rsid="0008d864" officeooo:paragraph-rsid="00181ca9" style:font-size-asian="19pt" style:font-size-complex="19pt"/>
    </style:style>
    <style:style style:name="P40" style:family="paragraph" style:parent-style-name="Standard">
      <style:paragraph-properties fo:text-align="center" style:justify-single-word="false"/>
      <style:text-properties style:font-name="Liberation Serif1" fo:font-size="19pt" fo:font-weight="bold" officeooo:rsid="000859f2" officeooo:paragraph-rsid="00181ca9" fo:background-color="transparent" style:font-size-asian="19pt" style:font-weight-asian="bold" style:font-size-complex="19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beration Serif1" fo:font-size="13pt" officeooo:rsid="0008d864" officeooo:paragraph-rsid="00181ca9" fo:background-color="transparent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3pt" officeooo:rsid="0008d864" officeooo:paragraph-rsid="00181ca9" fo:background-color="transparent" style:font-size-asian="13pt" style:font-size-complex="13pt"/>
    </style:style>
    <style:style style:name="P43" style:family="paragraph" style:parent-style-name="Standard">
      <style:text-properties style:font-name="Liberation Serif1" fo:font-size="13pt" officeooo:rsid="002a295b" officeooo:paragraph-rsid="00e488f5" fo:background-color="transparent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4e9c28" officeooo:paragraph-rsid="00181ca9" fo:background-color="transparent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8d864" officeooo:paragraph-rsid="00181ca9" fo:background-color="transparent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44024d" officeooo:paragraph-rsid="002a2275" fo:background-color="transparent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44024d" officeooo:paragraph-rsid="00181ca9" fo:background-color="transparent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d5172d" fo:background-color="transparent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dadfba" fo:background-color="transparent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aaed72" fo:background-color="transparent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77599c" fo:background-color="transparent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1700c0" officeooo:paragraph-rsid="00181ca9" fo:background-color="transparent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2f1471" officeooo:paragraph-rsid="00181ca9" fo:background-color="transparent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13cd1c" officeooo:paragraph-rsid="00181ca9" fo:background-color="transparent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153b66" officeooo:paragraph-rsid="0100293d" fo:background-color="transparent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181ca9" fo:background-color="#ffffff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44024d" officeooo:paragraph-rsid="00181ca9" fo:background-color="transparent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2b232a" officeooo:paragraph-rsid="00181ca9" fo:background-color="transparent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69cbd9" officeooo:paragraph-rsid="00181ca9" fo:background-color="transparent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11466b" officeooo:paragraph-rsid="00181ca9" fo:background-color="transparent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38c186" officeooo:paragraph-rsid="00181ca9" fo:background-color="transparent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8a8ac8" officeooo:paragraph-rsid="00181ca9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1" officeooo:paragraph-rsid="004fb069"/>
    </style:style>
    <style:style style:name="P67" style:family="paragraph" style:parent-style-name="Standard">
      <style:paragraph-properties fo:text-align="start" style:justify-single-word="false"/>
      <style:text-properties style:font-name="Liberation Serif1" officeooo:paragraph-rsid="0089f99e"/>
    </style:style>
    <style:style style:name="P68" style:family="paragraph" style:parent-style-name="Standard">
      <style:paragraph-properties fo:text-align="start" style:justify-single-word="false"/>
      <style:text-properties style:font-name="Liberation Serif1" officeooo:paragraph-rsid="007a5331"/>
    </style:style>
    <style:style style:name="P69" style:family="paragraph" style:parent-style-name="Standard">
      <style:paragraph-properties fo:text-align="center" style:justify-single-word="false"/>
      <style:text-properties fo:color="#55215b" style:font-name="Liberation Serif1" fo:font-size="19pt" fo:font-weight="normal" officeooo:rsid="000859f2" officeooo:paragraph-rsid="00181ca9" fo:background-color="transparent" style:font-size-asian="19pt" style:font-weight-asian="normal" style:font-size-complex="19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55215b" style:font-name="Liberation Serif1" fo:font-size="13pt" fo:font-weight="bold" officeooo:rsid="000d152e" officeooo:paragraph-rsid="00181ca9" fo:background-color="transparent" style:font-size-asian="13pt" style:font-weight-asian="bold" style:font-size-complex="13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55215b" style:font-name="Liberation Serif1" fo:font-size="13pt" fo:font-weight="bold" officeooo:rsid="0013cd1c" officeooo:paragraph-rsid="00181ca9" fo:background-color="transparent" style:font-size-asian="13pt" style:font-weight-asian="bold" style:font-size-complex="13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14883" officeooo:paragraph-rsid="00181ca9" fo:background-color="transparent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2c03f" officeooo:paragraph-rsid="00181ca9" fo:background-color="transparent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d4370" officeooo:paragraph-rsid="00181ca9" fo:background-color="transparent" style:font-size-asian="13pt" style:font-weight-asian="bold" style:font-size-complex="13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f2545" officeooo:paragraph-rsid="00181ca9" fo:background-color="transparent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44024d" officeooo:paragraph-rsid="00181ca9" fo:background-color="transparent" style:font-size-asian="13pt" style:font-weight-asian="bold" style:font-size-complex="13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194ff" officeooo:paragraph-rsid="00181ca9" fo:background-color="transparent" style:font-size-asian="13pt" style:font-weight-asian="bold" style:font-size-complex="13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38125" officeooo:paragraph-rsid="00181ca9" fo:background-color="transparent" style:font-size-asian="13pt" style:font-weight-asian="bold" style:font-size-complex="13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4e26d" officeooo:paragraph-rsid="00181ca9" fo:background-color="transparent" style:font-size-asian="13pt" style:font-weight-asian="bold" style:font-size-complex="13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08d864" officeooo:paragraph-rsid="00181ca9" fo:background-color="transparent" style:font-size-asian="13pt" style:font-weight-asian="bold" style:font-size-complex="13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48908a" officeooo:paragraph-rsid="00181ca9" fo:background-color="transparent" style:font-size-asian="13pt" style:font-weight-asian="bold" style:font-size-complex="13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0175e" officeooo:paragraph-rsid="00181ca9" fo:background-color="transparent" style:font-size-asian="13pt" style:font-weight-asian="bold" style:font-size-complex="13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78bf3f" officeooo:paragraph-rsid="00181ca9" fo:background-color="transparent" style:font-size-asian="13pt" style:font-weight-asian="bold" style:font-size-complex="13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153b66" officeooo:paragraph-rsid="0100a4ce" fo:background-color="transparent" style:font-size-asian="13pt" style:font-weight-asian="bold" style:font-size-complex="13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6a9955" style:font-name="Liberation Serif" fo:font-size="13pt" fo:font-weight="normal" officeooo:paragraph-rsid="00181ca9" fo:background-color="#ffffff"/>
    </style:style>
    <style:style style:name="P90" style:family="paragraph" style:parent-style-name="Standard">
      <style:paragraph-properties fo:margin-left="0.499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91" style:family="paragraph" style:parent-style-name="Standard">
      <style:paragraph-properties fo:margin-left="0.499cm" fo:margin-right="0cm" fo:line-height="105%" fo:text-indent="0cm" style:auto-text-indent="false" style:writing-mode="lr-tb"/>
      <style:text-properties style:font-name="Liberation Serif1" fo:font-size="13pt" officeooo:paragraph-rsid="006c677d" style:font-size-asian="13pt" style:font-size-complex="13pt"/>
    </style:style>
    <style:style style:name="P92" style:family="paragraph" style:parent-style-name="Standard">
      <style:paragraph-properties fo:margin-left="0.499cm" fo:margin-right="0cm" fo:line-height="105%" fo:text-indent="0cm" style:auto-text-indent="false" style:writing-mode="lr-tb"/>
      <style:text-properties fo:color="#000000" style:font-name="Liberation Serif1" fo:font-size="13pt" fo:background-color="transparent" style:font-size-asian="13pt" style:font-size-complex="13pt"/>
    </style:style>
    <style:style style:name="P93" style:family="paragraph" style:parent-style-name="Standard">
      <style:paragraph-properties fo:margin-left="0.499cm" fo:margin-right="0cm" fo:line-height="105%" fo:text-indent="0cm" style:auto-text-indent="false" style:writing-mode="lr-tb"/>
      <style:text-properties fo:color="#000000" style:font-name="Liberation Serif1" fo:font-size="13pt" style:font-size-asian="13pt" style:font-size-complex="13pt"/>
    </style:style>
    <style:style style:name="P94" style:family="paragraph" style:parent-style-name="Standard">
      <style:paragraph-properties fo:margin-left="0.6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95" style:family="paragraph" style:parent-style-name="Standard">
      <style:paragraph-properties fo:margin-left="0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96" style:family="paragraph" style:parent-style-name="Standard">
      <style:paragraph-properties fo:margin-left="0cm" fo:margin-right="0cm" fo:line-height="105%" fo:text-indent="0cm" style:auto-text-indent="false" style:writing-mode="lr-tb"/>
      <style:text-properties style:font-name="Liberation Serif1" fo:font-size="13pt" officeooo:paragraph-rsid="0092d694" style:font-size-asian="13pt" style:font-size-complex="13pt"/>
    </style:style>
    <style:style style:name="P97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d61bf2"/>
    </style:style>
    <style:style style:name="P98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df9d41"/>
    </style:style>
    <style:style style:name="P99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ea342b"/>
    </style:style>
    <style:style style:name="P100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eeee00"/>
    </style:style>
    <style:style style:name="P101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d61bf2" officeooo:paragraph-rsid="00d61bf2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dce2e6" officeooo:paragraph-rsid="00dce2e6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ea342b" officeooo:paragraph-rsid="00ea342b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931896" officeooo:paragraph-rsid="0092d694" fo:background-color="transparent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d6caac" officeooo:paragraph-rsid="00d61bf2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d67fdd" officeooo:paragraph-rsid="00d61bf2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de5493" officeooo:paragraph-rsid="00dce2e6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fo:font-weight="normal" officeooo:rsid="00eeee00" officeooo:paragraph-rsid="00ea342b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000000" style:font-name="Liberation Serif1" fo:font-size="13pt" style:text-underline-style="none" fo:font-weight="normal" officeooo:rsid="00eeee00" officeooo:paragraph-rsid="00eeee00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9211e" style:font-name="Liberation Serif1" fo:font-size="13pt" fo:font-weight="bold" officeooo:paragraph-rsid="0195adbe"/>
    </style:style>
    <style:style style:name="P111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9211e" style:font-name="Liberation Serif" fo:font-size="13pt" style:text-underline-style="none" fo:font-weight="bold" officeooo:rsid="0195adbe" officeooo:paragraph-rsid="0195adbe" fo:background-color="#ffffff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9211e" style:font-name="Liberation Serif" fo:font-size="13pt" style:text-underline-style="none" fo:font-weight="bold" officeooo:rsid="0195ed28" officeooo:paragraph-rsid="0195ed28" fo:background-color="#ffffff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9211e" style:font-name="Liberation Serif" fo:font-size="13pt" style:text-underline-style="none" fo:font-weight="bold" officeooo:rsid="0195ed28" officeooo:paragraph-rsid="019c3398" fo:background-color="#ffffff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9211e" style:font-name="Liberation Serif" fo:font-size="13pt" fo:font-weight="bold" officeooo:paragraph-rsid="0195ed28" fo:background-color="#ffffff"/>
    </style:style>
    <style:style style:name="P115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9211e" style:font-name="Liberation Serif" fo:font-size="13pt" fo:font-weight="bold" officeooo:paragraph-rsid="019c3398" fo:background-color="#ffffff"/>
    </style:style>
    <style:style style:name="P116" style:family="paragraph" style:parent-style-name="Standard">
      <style:paragraph-properties fo:margin-left="0.801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117" style:family="paragraph" style:parent-style-name="Standard">
      <style:paragraph-properties fo:margin-left="0.801cm" fo:margin-right="0cm" fo:line-height="105%" fo:text-indent="0cm" style:auto-text-indent="false" style:writing-mode="lr-tb"/>
      <style:text-properties fo:font-size="13pt" style:font-size-asian="13pt" style:font-size-complex="13pt"/>
    </style:style>
    <style:style style:name="P118" style:family="paragraph" style:parent-style-name="Standard">
      <style:paragraph-properties fo:margin-left="0.499cm" fo:margin-right="0cm" fo:line-height="105%" fo:text-indent="0cm" style:auto-text-indent="false" style:writing-mode="lr-tb"/>
      <style:text-properties style:font-name="Liberation Serif1" fo:font-size="13pt" fo:background-color="transparent" style:font-size-asian="13pt" style:font-size-complex="13pt"/>
    </style:style>
    <style:style style:name="T1" style:family="text">
      <style:text-properties fo:color="#02e83b"/>
    </style:style>
    <style:style style:name="T2" style:family="text">
      <style:text-properties fo:color="#02e83b" officeooo:rsid="007bc2dd"/>
    </style:style>
    <style:style style:name="T3" style:family="text">
      <style:text-properties fo:color="#02e83b" officeooo:rsid="002a295b"/>
    </style:style>
    <style:style style:name="T4" style:family="text">
      <style:text-properties fo:color="#02e83b" fo:font-weight="normal" officeooo:rsid="002a295b" style:font-weight-asian="normal" style:font-weight-complex="normal"/>
    </style:style>
    <style:style style:name="T5" style:family="text">
      <style:text-properties fo:color="#02e83b" officeooo:rsid="008a8ac8"/>
    </style:style>
    <style:style style:name="T6" style:family="text">
      <style:text-properties fo:color="#02e83b" officeooo:rsid="000de566"/>
    </style:style>
    <style:style style:name="T7" style:family="text">
      <style:text-properties fo:color="#02e83b" officeooo:rsid="001c402b"/>
    </style:style>
    <style:style style:name="T8" style:family="text">
      <style:text-properties fo:color="#02e83b" fo:font-weight="bold" style:font-weight-asian="bold" style:font-weight-complex="bold"/>
    </style:style>
    <style:style style:name="T9" style:family="text">
      <style:text-properties fo:color="#02e83b" officeooo:rsid="000bc171"/>
    </style:style>
    <style:style style:name="T10" style:family="text">
      <style:text-properties fo:color="#02e83b" officeooo:rsid="002d4370"/>
    </style:style>
    <style:style style:name="T11" style:family="text">
      <style:text-properties fo:color="#02e83b" officeooo:rsid="0030175e"/>
    </style:style>
    <style:style style:name="T12" style:family="text">
      <style:text-properties fo:color="#02e83b" officeooo:rsid="00376678"/>
    </style:style>
    <style:style style:name="T13" style:family="text">
      <style:text-properties fo:color="#02e83b" officeooo:rsid="003ab4ce"/>
    </style:style>
    <style:style style:name="T14" style:family="text">
      <style:text-properties fo:color="#02e83b" officeooo:rsid="001e07ff"/>
    </style:style>
    <style:style style:name="T15" style:family="text">
      <style:text-properties fo:color="#02e83b" officeooo:rsid="0013cd1c"/>
    </style:style>
    <style:style style:name="T16" style:family="text">
      <style:text-properties fo:color="#02e83b" officeooo:rsid="002249fe"/>
    </style:style>
    <style:style style:name="T17" style:family="text">
      <style:text-properties fo:color="#02e83b" officeooo:rsid="0022c03f"/>
    </style:style>
    <style:style style:name="T18" style:family="text">
      <style:text-properties fo:color="#02e83b" officeooo:rsid="00338125"/>
    </style:style>
    <style:style style:name="T19" style:family="text">
      <style:text-properties fo:color="#02e83b" officeooo:rsid="00310e62"/>
    </style:style>
    <style:style style:name="T20" style:family="text">
      <style:text-properties fo:color="#02e83b" officeooo:rsid="00ac82d2"/>
    </style:style>
    <style:style style:name="T21" style:family="text">
      <style:text-properties fo:color="#02e83b" officeooo:rsid="0034e26d"/>
    </style:style>
    <style:style style:name="T22" style:family="text">
      <style:text-properties fo:color="#02e83b" officeooo:rsid="004c3b34"/>
    </style:style>
    <style:style style:name="T23" style:family="text">
      <style:text-properties fo:color="#02e83b" officeooo:rsid="00464b28"/>
    </style:style>
    <style:style style:name="T24" style:family="text">
      <style:text-properties fo:color="#02e83b" officeooo:rsid="008156df"/>
    </style:style>
    <style:style style:name="T25" style:family="text">
      <style:text-properties fo:color="#02e83b" officeooo:rsid="003bf6bf"/>
    </style:style>
    <style:style style:name="T26" style:family="text">
      <style:text-properties fo:color="#02e83b" officeooo:rsid="004df2df"/>
    </style:style>
    <style:style style:name="T27" style:family="text">
      <style:text-properties fo:color="#02e83b" officeooo:rsid="0048908a"/>
    </style:style>
    <style:style style:name="T28" style:family="text">
      <style:text-properties fo:color="#02e83b" officeooo:rsid="005f99e8"/>
    </style:style>
    <style:style style:name="T29" style:family="text">
      <style:text-properties fo:color="#02e83b" officeooo:rsid="00414d72"/>
    </style:style>
    <style:style style:name="T30" style:family="text">
      <style:text-properties fo:color="#02e83b" officeooo:rsid="0063c5fe"/>
    </style:style>
    <style:style style:name="T31" style:family="text">
      <style:text-properties fo:color="#02e83b" officeooo:rsid="0072684f"/>
    </style:style>
    <style:style style:name="T32" style:family="text">
      <style:text-properties fo:color="#02e83b" officeooo:rsid="006ac3ba"/>
    </style:style>
    <style:style style:name="T33" style:family="text">
      <style:text-properties fo:color="#02e83b" officeooo:rsid="00fc9463"/>
    </style:style>
    <style:style style:name="T34" style:family="text">
      <style:text-properties fo:color="#02e83b" officeooo:rsid="00fe2e47"/>
    </style:style>
    <style:style style:name="T35" style:family="text">
      <style:text-properties fo:color="#02e83b" officeooo:rsid="007bc2dd" fo:background-color="#ffffff" loext:char-shading-value="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weight="normal" officeooo:rsid="007bc2dd" style:font-weight-asian="normal" style:font-weight-complex="normal"/>
    </style:style>
    <style:style style:name="T38" style:family="text">
      <style:text-properties fo:color="#000000" fo:font-weight="normal" officeooo:rsid="00bc84e2" style:font-weight-asian="normal" style:font-weight-complex="normal"/>
    </style:style>
    <style:style style:name="T39" style:family="text">
      <style:text-properties fo:color="#000000" fo:font-weight="normal" officeooo:rsid="000de566" style:font-weight-asian="normal" style:font-weight-complex="normal"/>
    </style:style>
    <style:style style:name="T40" style:family="text">
      <style:text-properties fo:color="#000000" fo:font-weight="normal" officeooo:rsid="0013cd1c" style:font-weight-asian="normal" style:font-weight-complex="normal"/>
    </style:style>
    <style:style style:name="T41" style:family="text">
      <style:text-properties fo:color="#000000" fo:font-weight="normal" officeooo:rsid="003665ed" style:font-weight-asian="normal" style:font-weight-complex="normal"/>
    </style:style>
    <style:style style:name="T42" style:family="text">
      <style:text-properties fo:color="#000000" fo:font-weight="normal" officeooo:rsid="001c402b" style:font-weight-asian="normal" style:font-weight-complex="normal"/>
    </style:style>
    <style:style style:name="T43" style:family="text">
      <style:text-properties fo:color="#000000" fo:font-weight="normal" officeooo:rsid="002f2545" style:font-weight-asian="normal" style:font-weight-complex="normal"/>
    </style:style>
    <style:style style:name="T44" style:family="text">
      <style:text-properties fo:color="#000000" fo:font-weight="normal" officeooo:rsid="0038104f" style:font-weight-asian="normal" style:font-weight-complex="normal"/>
    </style:style>
    <style:style style:name="T45" style:family="text">
      <style:text-properties fo:color="#000000" fo:font-weight="normal" officeooo:rsid="00b03fac" style:font-weight-asian="normal" style:font-weight-complex="normal"/>
    </style:style>
    <style:style style:name="T46" style:family="text">
      <style:text-properties fo:color="#000000" fo:font-weight="normal" officeooo:rsid="00310e62" style:font-weight-asian="normal" style:font-weight-complex="normal"/>
    </style:style>
    <style:style style:name="T47" style:family="text">
      <style:text-properties fo:color="#000000" fo:font-weight="normal" officeooo:rsid="00338125" style:font-weight-asian="normal" style:font-weight-complex="normal"/>
    </style:style>
    <style:style style:name="T48" style:family="text">
      <style:text-properties fo:color="#000000" fo:font-weight="normal" officeooo:rsid="00b250f3" style:font-weight-asian="normal" style:font-weight-complex="normal"/>
    </style:style>
    <style:style style:name="T49" style:family="text">
      <style:text-properties fo:color="#000000" fo:font-weight="normal" officeooo:rsid="00376678" style:font-weight-asian="normal" style:font-weight-complex="normal"/>
    </style:style>
    <style:style style:name="T50" style:family="text">
      <style:text-properties fo:color="#000000" fo:font-weight="normal" officeooo:rsid="003ab4ce" style:font-weight-asian="normal" style:font-weight-complex="normal"/>
    </style:style>
    <style:style style:name="T51" style:family="text">
      <style:text-properties fo:color="#000000" fo:font-weight="normal" officeooo:rsid="00806047" style:font-weight-asian="normal" style:font-weight-complex="normal"/>
    </style:style>
    <style:style style:name="T52" style:family="text">
      <style:text-properties fo:color="#000000" fo:font-weight="normal" officeooo:rsid="003c9a39" style:font-weight-asian="normal" style:font-weight-complex="normal"/>
    </style:style>
    <style:style style:name="T53" style:family="text">
      <style:text-properties fo:color="#000000" fo:font-weight="normal" officeooo:rsid="003e7b1c" style:font-weight-asian="normal" style:font-weight-complex="normal"/>
    </style:style>
    <style:style style:name="T54" style:family="text">
      <style:text-properties fo:color="#000000" fo:font-weight="normal" officeooo:rsid="0040047d" style:font-weight-asian="normal" style:font-weight-complex="normal"/>
    </style:style>
    <style:style style:name="T55" style:family="text">
      <style:text-properties fo:color="#000000" fo:font-weight="normal" officeooo:rsid="0038c186" style:font-weight-asian="normal" style:font-weight-complex="normal"/>
    </style:style>
    <style:style style:name="T56" style:family="text">
      <style:text-properties fo:color="#000000" fo:font-weight="normal" officeooo:rsid="0043ad9e" style:font-weight-asian="normal" style:font-weight-complex="normal"/>
    </style:style>
    <style:style style:name="T57" style:family="text">
      <style:text-properties fo:color="#000000" fo:font-weight="normal" officeooo:rsid="0044fccc" style:font-weight-asian="normal" style:font-weight-complex="normal"/>
    </style:style>
    <style:style style:name="T58" style:family="text">
      <style:text-properties fo:color="#000000" fo:font-weight="normal" officeooo:rsid="00460151" style:font-weight-asian="normal" style:font-weight-complex="normal"/>
    </style:style>
    <style:style style:name="T59" style:family="text">
      <style:text-properties fo:color="#000000" fo:font-weight="normal" officeooo:rsid="004910c1" style:font-weight-asian="normal" style:font-weight-complex="normal"/>
    </style:style>
    <style:style style:name="T60" style:family="text">
      <style:text-properties fo:color="#000000" fo:font-weight="normal" officeooo:rsid="004ab381" style:font-weight-asian="normal" style:font-weight-complex="normal"/>
    </style:style>
    <style:style style:name="T61" style:family="text">
      <style:text-properties fo:color="#000000" fo:font-weight="normal" officeooo:rsid="004bf7ed" style:font-weight-asian="normal" style:font-weight-complex="normal"/>
    </style:style>
    <style:style style:name="T62" style:family="text">
      <style:text-properties fo:color="#000000" fo:font-weight="normal" officeooo:rsid="0058f56e" style:font-weight-asian="normal" style:font-weight-complex="normal"/>
    </style:style>
    <style:style style:name="T63" style:family="text">
      <style:text-properties fo:color="#000000" fo:font-weight="normal" officeooo:rsid="004e4dc4" style:font-weight-asian="normal" style:font-weight-complex="normal"/>
    </style:style>
    <style:style style:name="T64" style:family="text">
      <style:text-properties fo:color="#000000" fo:font-weight="normal" officeooo:rsid="0059fa99" style:font-weight-asian="normal" style:font-weight-complex="normal"/>
    </style:style>
    <style:style style:name="T65" style:family="text">
      <style:text-properties fo:color="#000000" fo:font-weight="normal" officeooo:rsid="00606400" style:font-weight-asian="normal" style:font-weight-complex="normal"/>
    </style:style>
    <style:style style:name="T66" style:family="text">
      <style:text-properties fo:color="#000000" fo:font-weight="normal" officeooo:rsid="00d82fd6" style:font-weight-asian="normal" style:font-weight-complex="normal"/>
    </style:style>
    <style:style style:name="T67" style:family="text">
      <style:text-properties fo:color="#000000" fo:font-weight="normal" officeooo:rsid="00dd6e5b" style:font-weight-asian="normal" style:font-weight-complex="normal"/>
    </style:style>
    <style:style style:name="T68" style:family="text">
      <style:text-properties fo:color="#000000" fo:font-weight="normal" officeooo:rsid="00dc8187" style:font-weight-asian="normal" style:font-weight-complex="normal"/>
    </style:style>
    <style:style style:name="T69" style:family="text">
      <style:text-properties fo:color="#000000" fo:font-weight="normal" officeooo:rsid="006aacca" style:font-weight-asian="normal" style:font-weight-complex="normal"/>
    </style:style>
    <style:style style:name="T70" style:family="text">
      <style:text-properties fo:color="#000000" fo:font-weight="normal" officeooo:rsid="008156df" style:font-weight-asian="normal" style:font-weight-complex="normal"/>
    </style:style>
    <style:style style:name="T71" style:family="text">
      <style:text-properties fo:color="#000000" fo:font-weight="normal" officeooo:rsid="0068bd2d" style:font-weight-asian="normal" style:font-weight-complex="normal"/>
    </style:style>
    <style:style style:name="T72" style:family="text">
      <style:text-properties fo:color="#000000" fo:font-weight="normal" officeooo:rsid="00658b91" style:font-weight-asian="normal" style:font-weight-complex="normal"/>
    </style:style>
    <style:style style:name="T73" style:family="text">
      <style:text-properties fo:color="#000000" fo:font-weight="normal" officeooo:rsid="006ca5cd" style:font-weight-asian="normal" style:font-weight-complex="normal"/>
    </style:style>
    <style:style style:name="T74" style:family="text">
      <style:text-properties fo:color="#000000" fo:font-weight="normal" officeooo:rsid="0072684f" style:font-weight-asian="normal" style:font-weight-complex="normal"/>
    </style:style>
    <style:style style:name="T75" style:family="text">
      <style:text-properties fo:color="#000000" fo:font-weight="normal" officeooo:rsid="00741e75" style:font-weight-asian="normal" style:font-weight-complex="normal"/>
    </style:style>
    <style:style style:name="T76" style:family="text">
      <style:text-properties fo:color="#000000" fo:font-weight="normal" officeooo:rsid="007616b8" style:font-weight-asian="normal" style:font-weight-complex="normal"/>
    </style:style>
    <style:style style:name="T77" style:family="text">
      <style:text-properties fo:color="#000000" fo:font-weight="normal" officeooo:rsid="007a4c68" style:font-weight-asian="normal" style:font-weight-complex="normal"/>
    </style:style>
    <style:style style:name="T78" style:family="text">
      <style:text-properties fo:color="#000000" fo:font-weight="normal" officeooo:rsid="007b8642" style:font-weight-asian="normal" style:font-weight-complex="normal"/>
    </style:style>
    <style:style style:name="T79" style:family="text">
      <style:text-properties fo:color="#000000" fo:font-weight="normal" officeooo:rsid="002249fe" style:font-weight-asian="normal" style:font-weight-complex="normal"/>
    </style:style>
    <style:style style:name="T80" style:family="text">
      <style:text-properties fo:color="#000000" fo:font-weight="normal" officeooo:rsid="001996d7" style:font-weight-asian="normal" style:font-weight-complex="normal"/>
    </style:style>
    <style:style style:name="T81" style:family="text">
      <style:text-properties fo:color="#000000" fo:font-weight="normal" officeooo:rsid="0019dc38" style:font-weight-asian="normal" style:font-weight-complex="normal"/>
    </style:style>
    <style:style style:name="T82" style:family="text">
      <style:text-properties fo:color="#000000" fo:font-weight="normal" officeooo:rsid="002c61f1" style:font-weight-asian="normal" style:font-weight-complex="normal"/>
    </style:style>
    <style:style style:name="T83" style:family="text">
      <style:text-properties fo:color="#000000" fo:font-weight="normal" officeooo:rsid="0030304f" style:font-weight-asian="normal" style:font-weight-complex="normal"/>
    </style:style>
    <style:style style:name="T84" style:family="text">
      <style:text-properties fo:color="#000000" fo:font-weight="normal" officeooo:rsid="0030ea77" style:font-weight-asian="normal" style:font-weight-complex="normal"/>
    </style:style>
    <style:style style:name="T85" style:family="text">
      <style:text-properties fo:color="#000000" fo:font-weight="normal" officeooo:rsid="003367cd" style:font-weight-asian="normal" style:font-weight-complex="normal"/>
    </style:style>
    <style:style style:name="T86" style:family="text">
      <style:text-properties fo:color="#000000" fo:font-weight="normal" officeooo:rsid="00345989" style:font-weight-asian="normal" style:font-weight-complex="normal"/>
    </style:style>
    <style:style style:name="T87" style:family="text">
      <style:text-properties fo:color="#000000" fo:font-weight="normal" officeooo:rsid="0034812e" style:font-weight-asian="normal" style:font-weight-complex="normal"/>
    </style:style>
    <style:style style:name="T88" style:family="text">
      <style:text-properties fo:color="#000000" fo:font-weight="normal" officeooo:rsid="00367de7" style:font-weight-asian="normal" style:font-weight-complex="normal"/>
    </style:style>
    <style:style style:name="T89" style:family="text">
      <style:text-properties fo:color="#000000" fo:font-weight="normal" officeooo:rsid="00381be6" style:font-weight-asian="normal" style:font-weight-complex="normal"/>
    </style:style>
    <style:style style:name="T90" style:family="text">
      <style:text-properties fo:color="#000000" fo:font-weight="normal" officeooo:rsid="003a130e" style:font-weight-asian="normal" style:font-weight-complex="normal"/>
    </style:style>
    <style:style style:name="T91" style:family="text">
      <style:text-properties fo:color="#000000" fo:font-weight="normal" officeooo:rsid="003f3101" style:font-weight-asian="normal" style:font-weight-complex="normal"/>
    </style:style>
    <style:style style:name="T92" style:family="text">
      <style:text-properties fo:color="#000000" fo:font-weight="normal" officeooo:rsid="0041ab57" style:font-weight-asian="normal" style:font-weight-complex="normal"/>
    </style:style>
    <style:style style:name="T93" style:family="text">
      <style:text-properties fo:color="#000000" fo:font-weight="normal" officeooo:rsid="005fda82" style:font-weight-asian="normal" style:font-weight-complex="normal"/>
    </style:style>
    <style:style style:name="T94" style:family="text">
      <style:text-properties fo:color="#000000" fo:font-weight="normal" officeooo:rsid="00b2b746" style:font-weight-asian="normal" style:font-weight-complex="normal"/>
    </style:style>
    <style:style style:name="T95" style:family="text">
      <style:text-properties fo:color="#000000" fo:font-weight="normal" officeooo:rsid="00b3bdb0" style:font-weight-asian="normal" style:font-weight-complex="normal"/>
    </style:style>
    <style:style style:name="T96" style:family="text">
      <style:text-properties fo:color="#000000" fo:font-weight="normal" officeooo:rsid="00b48a5c" style:font-weight-asian="normal" style:font-weight-complex="normal"/>
    </style:style>
    <style:style style:name="T97" style:family="text">
      <style:text-properties fo:color="#000000" fo:font-weight="normal" officeooo:rsid="00b5d085" style:font-weight-asian="normal" style:font-weight-complex="normal"/>
    </style:style>
    <style:style style:name="T98" style:family="text">
      <style:text-properties fo:color="#000000" fo:font-weight="normal" officeooo:rsid="00b7b8dd" style:font-weight-asian="normal" style:font-weight-complex="normal"/>
    </style:style>
    <style:style style:name="T99" style:family="text">
      <style:text-properties fo:color="#000000" fo:font-weight="normal" officeooo:rsid="00b991b5" style:font-weight-asian="normal" style:font-weight-complex="normal"/>
    </style:style>
    <style:style style:name="T100" style:family="text">
      <style:text-properties fo:color="#000000" fo:font-weight="normal" officeooo:rsid="00ba8158" style:font-weight-asian="normal" style:font-weight-complex="normal"/>
    </style:style>
    <style:style style:name="T101" style:family="text">
      <style:text-properties fo:color="#000000" fo:font-weight="normal" officeooo:rsid="00d67fdd" style:font-weight-asian="normal" style:font-weight-complex="normal"/>
    </style:style>
    <style:style style:name="T102" style:family="text">
      <style:text-properties fo:color="#000000" fo:font-weight="normal" officeooo:rsid="00d6caac" style:font-weight-asian="normal" style:font-weight-complex="normal"/>
    </style:style>
    <style:style style:name="T103" style:family="text">
      <style:text-properties fo:color="#000000" fo:font-weight="normal" officeooo:rsid="00de5493" style:font-weight-asian="normal" style:font-weight-complex="normal"/>
    </style:style>
    <style:style style:name="T104" style:family="text">
      <style:text-properties fo:color="#000000" fo:font-weight="normal" officeooo:rsid="00e1ac71" style:font-weight-asian="normal" style:font-weight-complex="normal"/>
    </style:style>
    <style:style style:name="T105" style:family="text">
      <style:text-properties fo:color="#000000" fo:font-weight="normal" officeooo:rsid="0100293d" style:font-weight-asian="normal" style:font-weight-complex="normal"/>
    </style:style>
    <style:style style:name="T106" style:family="text">
      <style:text-properties fo:color="#000000" fo:font-weight="normal" officeooo:rsid="0100a4ce" style:font-weight-asian="normal" style:font-weight-complex="normal"/>
    </style:style>
    <style:style style:name="T107" style:family="text">
      <style:text-properties fo:color="#000000" fo:font-weight="normal" officeooo:rsid="0102d9db" style:font-weight-asian="normal" style:font-weight-complex="normal"/>
    </style:style>
    <style:style style:name="T108" style:family="text">
      <style:text-properties fo:color="#000000" fo:font-weight="normal" officeooo:rsid="0107e3ef" style:font-weight-asian="normal" style:font-weight-complex="normal"/>
    </style:style>
    <style:style style:name="T109" style:family="text">
      <style:text-properties fo:color="#000000" fo:font-weight="normal" officeooo:rsid="0038104f" fo:background-color="#ffffff" loext:char-shading-value="0" style:font-weight-asian="normal" style:font-weight-complex="normal"/>
    </style:style>
    <style:style style:name="T110" style:family="text">
      <style:text-properties fo:color="#000000" fo:font-weight="normal" officeooo:rsid="00376678" fo:background-color="#ffffff" loext:char-shading-value="0" style:font-weight-asian="normal" style:font-weight-complex="normal"/>
    </style:style>
    <style:style style:name="T111" style:family="text">
      <style:text-properties fo:color="#000000" fo:font-weight="normal" style:font-size-asian="13pt" style:font-weight-asian="normal" style:font-size-complex="13pt" style:font-weight-complex="normal"/>
    </style:style>
    <style:style style:name="T112" style:family="text">
      <style:text-properties fo:color="#000000" fo:font-weight="normal" officeooo:rsid="01088e01" style:font-size-asian="13pt" style:font-weight-asian="normal" style:font-size-complex="13pt" style:font-weight-complex="normal"/>
    </style:style>
    <style:style style:name="T113" style:family="text">
      <style:text-properties fo:color="#000000" fo:font-weight="normal" style:font-size-asian="13pt" style:font-weight-asian="normal" style:font-weight-complex="normal"/>
    </style:style>
    <style:style style:name="T114" style:family="text">
      <style:text-properties fo:color="#000000" fo:font-weight="normal" officeooo:rsid="0022ab6e" style:font-size-asian="13pt" style:font-weight-asian="normal" style:font-weight-complex="normal"/>
    </style:style>
    <style:style style:name="T115" style:family="text">
      <style:text-properties fo:color="#000000" fo:font-weight="normal" officeooo:rsid="002bc0a5" style:font-size-asian="13pt" style:font-weight-asian="normal" style:font-weight-complex="normal"/>
    </style:style>
    <style:style style:name="T116" style:family="text">
      <style:text-properties fo:color="#000000" fo:font-weight="normal" officeooo:rsid="01088e01" style:font-size-asian="13pt" style:font-weight-asian="normal" style:font-weight-complex="normal"/>
    </style:style>
    <style:style style:name="T117" style:family="text">
      <style:text-properties fo:color="#000000" fo:font-weight="normal" style:font-size-asian="13pt" style:font-size-complex="13pt"/>
    </style:style>
    <style:style style:name="T118" style:family="text">
      <style:text-properties fo:color="#000000" fo:font-weight="normal" officeooo:rsid="00606400" style:font-size-asian="11.3500003814697pt" style:font-weight-asian="normal" style:font-weight-complex="normal"/>
    </style:style>
    <style:style style:name="T119" style:family="text">
      <style:text-properties fo:color="#000000" fo:font-weight="normal" officeooo:rsid="00658b91" style:font-size-asian="11.3500003814697pt" style:font-weight-asian="normal" style:font-weight-complex="normal"/>
    </style:style>
    <style:style style:name="T120" style:family="text">
      <style:text-properties fo:color="#000000" fo:font-weight="normal" officeooo:rsid="006170d7" style:font-size-asian="11.3500003814697pt" style:font-weight-asian="normal" style:font-weight-complex="normal"/>
    </style:style>
    <style:style style:name="T121" style:family="text">
      <style:text-properties fo:color="#000000" fo:font-weight="normal" officeooo:rsid="006aacca" style:font-size-asian="11.3500003814697pt" style:font-weight-asian="normal" style:font-weight-complex="normal"/>
    </style:style>
    <style:style style:name="T122" style:family="text">
      <style:text-properties fo:color="#000000" fo:font-weight="normal" officeooo:rsid="0068bd2d" style:font-size-asian="11.3500003814697pt" style:font-weight-asian="normal" style:font-weight-complex="normal"/>
    </style:style>
    <style:style style:name="T123" style:family="text">
      <style:text-properties fo:color="#000000" fo:font-weight="normal" officeooo:rsid="006ca5cd" style:font-size-asian="11.3500003814697pt" style:font-weight-asian="normal" style:font-weight-complex="normal"/>
    </style:style>
    <style:style style:name="T124" style:family="text">
      <style:text-properties fo:color="#000000" fo:font-weight="normal" officeooo:rsid="00345989" style:font-size-asian="11.3500003814697pt" style:font-weight-asian="normal" style:font-weight-complex="normal"/>
    </style:style>
    <style:style style:name="T125" style:family="text">
      <style:text-properties fo:color="#000000" fo:font-weight="normal" officeooo:rsid="0041ab57" style:font-size-asian="11.3500003814697pt" style:font-weight-asian="normal" style:font-weight-complex="normal"/>
    </style:style>
    <style:style style:name="T126" style:family="text">
      <style:text-properties fo:color="#000000" fo:font-weight="normal" officeooo:rsid="00436e00" style:font-size-asian="11.3500003814697pt" style:font-weight-asian="normal" style:font-weight-complex="normal"/>
    </style:style>
    <style:style style:name="T127" style:family="text">
      <style:text-properties fo:color="#000000" fo:font-weight="normal" officeooo:rsid="00456154" style:font-size-asian="11.3500003814697pt" style:font-weight-asian="normal" style:font-weight-complex="normal"/>
    </style:style>
    <style:style style:name="T128" style:family="text">
      <style:text-properties fo:color="#000000" fo:font-weight="normal" officeooo:rsid="00459a04" style:font-size-asian="11.3500003814697pt" style:font-weight-asian="normal" style:font-weight-complex="normal"/>
    </style:style>
    <style:style style:name="T129" style:family="text">
      <style:text-properties fo:color="#000000" fo:font-weight="normal" officeooo:rsid="00557d27" style:font-size-asian="11.3500003814697pt" style:font-weight-asian="normal" style:font-weight-complex="normal"/>
    </style:style>
    <style:style style:name="T130" style:family="text">
      <style:text-properties fo:color="#000000" fo:font-weight="normal" officeooo:rsid="0056b9bc" style:font-size-asian="11.3500003814697pt" style:font-weight-asian="normal" style:font-weight-complex="normal"/>
    </style:style>
    <style:style style:name="T131" style:family="text">
      <style:text-properties fo:color="#000000" fo:font-weight="normal" officeooo:rsid="00595947" style:font-size-asian="11.3500003814697pt" style:font-weight-asian="normal" style:font-weight-complex="normal"/>
    </style:style>
    <style:style style:name="T132" style:family="text">
      <style:text-properties fo:color="#000000" fo:font-weight="normal" officeooo:rsid="005e3d0c" style:font-size-asian="11.3500003814697pt" style:font-weight-asian="normal" style:font-weight-complex="normal"/>
    </style:style>
    <style:style style:name="T133" style:family="text">
      <style:text-properties fo:color="#000000" fo:font-weight="normal" officeooo:rsid="005fda82" style:font-size-asian="11.3500003814697pt" style:font-weight-asian="normal" style:font-weight-complex="normal"/>
    </style:style>
    <style:style style:name="T134" style:family="text">
      <style:text-properties fo:color="#000000" fo:font-weight="normal" officeooo:rsid="00671e7c" style:font-size-asian="11.3500003814697pt" style:font-weight-asian="normal" style:font-weight-complex="normal"/>
    </style:style>
    <style:style style:name="T135" style:family="text">
      <style:text-properties fo:color="#000000" fo:font-weight="normal" officeooo:rsid="00680f53" style:font-size-asian="11.3500003814697pt" style:font-weight-asian="normal" style:font-weight-complex="normal"/>
    </style:style>
    <style:style style:name="T136" style:family="text">
      <style:text-properties fo:color="#000000" fo:font-weight="normal" officeooo:rsid="0068fc44" style:font-size-asian="11.3500003814697pt" style:font-weight-asian="normal" style:font-weight-complex="normal"/>
    </style:style>
    <style:style style:name="T137" style:family="text">
      <style:text-properties fo:color="#000000" fo:font-weight="normal" officeooo:rsid="006c677d" style:font-size-asian="11.3500003814697pt" style:font-weight-asian="normal" style:font-weight-complex="normal"/>
    </style:style>
    <style:style style:name="T138" style:family="text">
      <style:text-properties fo:color="#000000" fo:font-weight="normal" officeooo:rsid="006dd4ff" style:font-size-asian="11.3500003814697pt" style:font-weight-asian="normal" style:font-weight-complex="normal"/>
    </style:style>
    <style:style style:name="T139" style:family="text">
      <style:text-properties fo:color="#000000" fo:font-weight="normal" officeooo:rsid="006f7686" style:font-size-asian="11.3500003814697pt" style:font-weight-asian="normal" style:font-weight-complex="normal"/>
    </style:style>
    <style:style style:name="T140" style:family="text">
      <style:text-properties fo:color="#000000" fo:font-weight="normal" officeooo:rsid="006feb79" style:font-size-asian="11.3500003814697pt" style:font-weight-asian="normal" style:font-weight-complex="normal"/>
    </style:style>
    <style:style style:name="T141" style:family="text">
      <style:text-properties fo:color="#000000" fo:font-weight="normal" officeooo:rsid="006feb79" style:font-size-asian="11.3500003814697pt" style:font-weight-asian="normal" style:font-weight-complex="normal"/>
    </style:style>
    <style:style style:name="T142" style:family="text">
      <style:text-properties fo:color="#000000" fo:font-weight="normal" officeooo:rsid="0071b22f" style:font-size-asian="11.3500003814697pt" style:font-weight-asian="normal" style:font-weight-complex="normal"/>
    </style:style>
    <style:style style:name="T143" style:family="text">
      <style:text-properties fo:color="#000000" fo:font-weight="normal" officeooo:rsid="00729340" style:font-size-asian="11.3500003814697pt" style:font-weight-asian="normal" style:font-weight-complex="normal"/>
    </style:style>
    <style:style style:name="T144" style:family="text">
      <style:text-properties fo:color="#000000" fo:font-weight="normal" officeooo:rsid="00736f8c" style:font-size-asian="11.3500003814697pt" style:font-weight-asian="normal" style:font-weight-complex="normal"/>
    </style:style>
    <style:style style:name="T145" style:family="text">
      <style:text-properties fo:color="#000000" fo:font-weight="normal" officeooo:rsid="00847451" style:font-size-asian="11.3500003814697pt" style:font-weight-asian="normal" style:font-weight-complex="normal"/>
    </style:style>
    <style:style style:name="T146" style:family="text">
      <style:text-properties fo:color="#000000" fo:font-weight="normal" officeooo:rsid="007f6755" style:font-size-asian="11.3500003814697pt" style:font-weight-asian="normal" style:font-weight-complex="normal"/>
    </style:style>
    <style:style style:name="T147" style:family="text">
      <style:text-properties fo:color="#000000" fo:font-weight="normal" officeooo:rsid="0088788f" style:font-size-asian="11.3500003814697pt" style:font-weight-asian="normal" style:font-weight-complex="normal"/>
    </style:style>
    <style:style style:name="T148" style:family="text">
      <style:text-properties fo:color="#000000" fo:font-weight="normal" officeooo:rsid="0088e5d1" style:font-size-asian="11.3500003814697pt" style:font-weight-asian="normal" style:font-weight-complex="normal"/>
    </style:style>
    <style:style style:name="T149" style:family="text">
      <style:text-properties fo:color="#000000" fo:font-weight="normal" officeooo:rsid="008cc4b2" style:font-size-asian="11.3500003814697pt" style:font-weight-asian="normal" style:font-weight-complex="normal"/>
    </style:style>
    <style:style style:name="T150" style:family="text">
      <style:text-properties fo:color="#000000" fo:font-weight="normal" officeooo:rsid="008d213a" style:font-size-asian="11.3500003814697pt" style:font-weight-asian="normal" style:font-weight-complex="normal"/>
    </style:style>
    <style:style style:name="T151" style:family="text">
      <style:text-properties fo:color="#000000" fo:font-weight="normal" officeooo:rsid="008f16b2" style:font-size-asian="11.3500003814697pt" style:font-weight-asian="normal" style:font-weight-complex="normal"/>
    </style:style>
    <style:style style:name="T152" style:family="text">
      <style:text-properties fo:color="#000000" fo:font-weight="normal" officeooo:rsid="008fc950" style:font-size-asian="11.3500003814697pt" style:font-weight-asian="normal" style:font-weight-complex="normal"/>
    </style:style>
    <style:style style:name="T153" style:family="text">
      <style:text-properties fo:color="#000000" fo:font-weight="normal" officeooo:rsid="0090ad0d" style:font-size-asian="11.3500003814697pt" style:font-weight-asian="normal" style:font-weight-complex="normal"/>
    </style:style>
    <style:style style:name="T154" style:family="text">
      <style:text-properties fo:color="#000000" fo:font-weight="normal" officeooo:rsid="01065737" style:font-size-asian="11.3500003814697pt" style:font-weight-asian="normal" style:font-weight-complex="normal"/>
    </style:style>
    <style:style style:name="T155" style:family="text">
      <style:text-properties fo:color="#000000" fo:font-weight="normal" officeooo:rsid="01314192" style:font-size-asian="11.3500003814697pt" style:font-weight-asian="normal" style:font-weight-complex="normal"/>
    </style:style>
    <style:style style:name="T156" style:family="text">
      <style:text-properties fo:color="#000000" fo:font-weight="normal" officeooo:rsid="00a0e59c" style:font-size-asian="11.3500003814697pt" style:font-weight-asian="normal" style:font-weight-complex="normal"/>
    </style:style>
    <style:style style:name="T157" style:family="text">
      <style:text-properties fo:color="#000000" fo:font-weight="normal" officeooo:rsid="00a0e59c" style:font-size-asian="11.3500003814697pt" style:font-weight-asian="normal" style:font-weight-complex="normal"/>
    </style:style>
    <style:style style:name="T158" style:family="text">
      <style:text-properties fo:color="#000000" fo:font-weight="normal" officeooo:rsid="01a52cab" style:font-size-asian="11.3500003814697pt" style:font-weight-asian="normal" style:font-weight-complex="normal"/>
    </style:style>
    <style:style style:name="T159" style:family="text">
      <style:text-properties fo:color="#000000" fo:font-weight="normal" officeooo:rsid="01a52cab" style:font-size-asian="11.3500003814697pt" style:font-weight-asian="normal" style:font-weight-complex="normal"/>
    </style:style>
    <style:style style:name="T160" style:family="text">
      <style:text-properties fo:color="#000000" fo:font-weight="normal" officeooo:rsid="0022078f" style:font-size-asian="11.3500003814697pt" style:font-weight-asian="normal" style:font-size-complex="13pt" style:font-weight-complex="normal"/>
    </style:style>
    <style:style style:name="T161" style:family="text">
      <style:text-properties fo:color="#000000" fo:font-weight="normal" officeooo:rsid="006feb79" fo:background-color="#ffff00" loext:char-shading-value="0" style:font-size-asian="11.3500003814697pt" style:font-weight-asian="normal" style:font-weight-complex="normal"/>
    </style:style>
    <style:style style:name="T162" style:family="text">
      <style:text-properties fo:color="#000000" fo:font-weight="normal" officeooo:rsid="00a0e59c" fo:background-color="#ffff00" loext:char-shading-value="0" style:font-size-asian="11.3500003814697pt" style:font-weight-asian="normal" style:font-weight-complex="normal"/>
    </style:style>
    <style:style style:name="T163" style:family="text">
      <style:text-properties fo:color="#000000" fo:font-weight="normal" officeooo:rsid="01a52cab" fo:background-color="#ffff00" loext:char-shading-value="0" style:font-size-asian="11.3500003814697pt" style:font-weight-asian="normal" style:font-weight-complex="normal"/>
    </style:style>
    <style:style style:name="T164" style:family="text">
      <style:text-properties fo:color="#000000" fo:font-weight="normal" officeooo:rsid="0088e5d1" fo:background-color="transparent" loext:char-shading-value="0" style:font-weight-asian="normal" style:font-weight-complex="normal"/>
    </style:style>
    <style:style style:name="T165" style:family="text">
      <style:text-properties fo:color="#000000" fo:font-weight="normal" officeooo:rsid="00931896" fo:background-color="transparent" loext:char-shading-value="0" style:font-weight-asian="normal" style:font-weight-complex="normal"/>
    </style:style>
    <style:style style:name="T166" style:family="text">
      <style:text-properties fo:color="#000000" fo:font-weight="normal" officeooo:rsid="007a5331" fo:background-color="transparent" loext:char-shading-value="0" style:font-weight-asian="normal" style:font-weight-complex="normal"/>
    </style:style>
    <style:style style:name="T167" style:family="text">
      <style:text-properties fo:color="#000000" fo:font-size="7pt" officeooo:rsid="003c67f6" style:font-size-asian="7pt" style:font-size-complex="7pt"/>
    </style:style>
    <style:style style:name="T168" style:family="text">
      <style:text-properties fo:color="#000000" fo:font-size="9pt" fo:font-weight="normal" officeooo:rsid="00606400" style:font-size-asian="9pt" style:font-weight-asian="normal" style:font-size-complex="9pt" style:font-weight-complex="normal"/>
    </style:style>
    <style:style style:name="T169" style:family="text">
      <style:text-properties fo:color="#000000" fo:font-size="9pt" fo:font-weight="normal" officeooo:rsid="006170d7" style:font-size-asian="9pt" style:font-weight-asian="normal" style:font-size-complex="9pt" style:font-weight-complex="normal"/>
    </style:style>
    <style:style style:name="T170" style:family="text">
      <style:text-properties fo:color="#000000" fo:font-size="9pt" fo:font-weight="normal" officeooo:rsid="0072684f" style:font-size-asian="9pt" style:font-weight-asian="normal" style:font-size-complex="9pt" style:font-weight-complex="normal"/>
    </style:style>
    <style:style style:name="T171" style:family="text">
      <style:text-properties fo:color="#000000" fo:font-size="9pt" fo:font-weight="normal" officeooo:rsid="007616b8" style:font-size-asian="9pt" style:font-weight-asian="normal" style:font-size-complex="9pt" style:font-weight-complex="normal"/>
    </style:style>
    <style:style style:name="T172" style:family="text">
      <style:text-properties fo:color="#000000" fo:font-size="9pt" fo:font-weight="normal" officeooo:rsid="0041ab57" style:font-size-asian="9pt" style:font-weight-asian="normal" style:font-size-complex="9pt" style:font-weight-complex="normal"/>
    </style:style>
    <style:style style:name="T173" style:family="text">
      <style:text-properties fo:color="#000000" fo:font-size="9pt" fo:font-weight="normal" officeooo:rsid="00557d27" style:font-size-asian="9pt" style:font-weight-asian="normal" style:font-size-complex="9pt" style:font-weight-complex="normal"/>
    </style:style>
    <style:style style:name="T174" style:family="text">
      <style:text-properties fo:color="#000000" fo:font-size="9pt" fo:font-weight="normal" officeooo:rsid="00680f53" style:font-size-asian="9pt" style:font-weight-asian="normal" style:font-size-complex="9pt" style:font-weight-complex="normal"/>
    </style:style>
    <style:style style:name="T175" style:family="text">
      <style:text-properties fo:color="#000000" fo:font-size="9pt" fo:font-weight="normal" officeooo:rsid="00b2b746" style:font-size-asian="9pt" style:font-weight-asian="normal" style:font-size-complex="9pt" style:font-weight-complex="normal"/>
    </style:style>
    <style:style style:name="T176" style:family="text">
      <style:text-properties fo:color="#000000" fo:font-size="9pt" fo:font-weight="normal" officeooo:rsid="00931896" fo:background-color="transparent" loext:char-shading-value="0" style:font-size-asian="9pt" style:font-weight-asian="normal" style:font-size-complex="9pt" style:font-weight-complex="normal"/>
    </style:style>
    <style:style style:name="T177" style:family="text">
      <style:text-properties fo:color="#000000" officeooo:rsid="0038c186"/>
    </style:style>
    <style:style style:name="T178" style:family="text">
      <style:text-properties fo:color="#000000" fo:font-size="13pt" fo:font-weight="normal" officeooo:rsid="0088e5d1" style:font-size-asian="13pt" style:font-weight-asian="normal" style:font-size-complex="13pt" style:font-weight-complex="normal"/>
    </style:style>
    <style:style style:name="T179" style:family="text">
      <style:text-properties fo:color="#000000" fo:font-size="13pt" fo:font-weight="normal" officeooo:rsid="00947efe" style:font-size-asian="13pt" style:font-weight-asian="normal" style:font-size-complex="13pt" style:font-weight-complex="normal"/>
    </style:style>
    <style:style style:name="T180" style:family="text">
      <style:text-properties fo:color="#000000" fo:font-size="13pt" fo:font-weight="normal" officeooo:rsid="00680f53" style:font-size-asian="13pt" style:font-weight-asian="normal" style:font-size-complex="13pt" style:font-weight-complex="normal"/>
    </style:style>
    <style:style style:name="T181" style:family="text">
      <style:text-properties fo:color="#000000" fo:font-size="13pt" fo:font-weight="normal" officeooo:rsid="00d67fdd" style:font-size-asian="13pt" style:font-weight-asian="normal" style:font-size-complex="13pt" style:font-weight-complex="normal"/>
    </style:style>
    <style:style style:name="T182" style:family="text">
      <style:text-properties fo:color="#000000" fo:font-size="13pt" fo:font-weight="normal" officeooo:rsid="01314192" style:font-size-asian="13pt" style:font-weight-asian="normal" style:font-size-complex="13pt" style:font-weight-complex="normal"/>
    </style:style>
    <style:style style:name="T183" style:family="text">
      <style:text-properties fo:color="#000000" fo:font-size="13pt" fo:font-weight="normal" officeooo:rsid="00680f53" fo:background-color="transparent" loext:char-shading-value="0" style:font-size-asian="11.3500003814697pt" style:font-weight-asian="normal" style:font-size-complex="13pt" style:font-weight-complex="normal"/>
    </style:style>
    <style:style style:name="T184" style:family="text">
      <style:text-properties fo:color="#000000" fo:font-size="13pt" fo:font-weight="normal" officeooo:rsid="0088e5d1" fo:background-color="transparent" loext:char-shading-value="0" style:font-size-asian="11.3500003814697pt" style:font-weight-asian="normal" style:font-size-complex="13pt" style:font-weight-complex="normal"/>
    </style:style>
    <style:style style:name="T185" style:family="text">
      <style:text-properties fo:color="#000000" fo:font-size="13pt" fo:font-weight="normal" officeooo:rsid="00947efe" fo:background-color="transparent" loext:char-shading-value="0" style:font-size-asian="11.3500003814697pt" style:font-weight-asian="normal" style:font-size-complex="13pt" style:font-weight-complex="normal"/>
    </style:style>
    <style:style style:name="T186" style:family="text">
      <style:text-properties fo:color="#000000" style:font-name="Liberation Serif1" fo:font-size="13pt" fo:font-weight="normal" officeooo:rsid="00de5493" style:font-size-asian="13pt" style:font-weight-asian="normal" style:font-size-complex="13pt" style:font-weight-complex="normal"/>
    </style:style>
    <style:style style:name="T187" style:family="text">
      <style:text-properties fo:color="#000000" style:font-name="Liberation Serif1" fo:font-size="13pt" fo:font-weight="normal" officeooo:rsid="00e15297" style:font-size-asian="13pt" style:font-weight-asian="normal" style:font-size-complex="13pt" style:font-weight-complex="normal"/>
    </style:style>
    <style:style style:name="T188" style:family="text">
      <style:text-properties fo:color="#000000" style:font-name="Liberation Serif1" fo:font-size="13pt" fo:font-weight="normal" officeooo:rsid="00eeee00" style:font-size-asian="13pt" style:font-weight-asian="normal" style:font-size-complex="13pt" style:font-weight-complex="normal"/>
    </style:style>
    <style:style style:name="T189" style:family="text">
      <style:text-properties fo:color="#000000" style:font-name="Liberation Serif1" fo:font-size="13pt" style:text-underline-style="none" fo:font-weight="normal" officeooo:rsid="00eeee00" style:font-size-asian="13pt" style:font-weight-asian="normal" style:font-size-complex="13pt" style:font-weight-complex="normal"/>
    </style:style>
    <style:style style:name="T190" style:family="text">
      <style:text-properties fo:color="#000000" officeooo:rsid="003ab4ce" style:font-size-asian="13pt" style:font-weight-asian="normal" style:font-size-complex="13pt" style:font-weight-complex="normal"/>
    </style:style>
    <style:style style:name="T191" style:family="text">
      <style:text-properties fo:color="#000000" style:font-name="Liberation Serif" fo:font-weight="normal" fo:background-color="#ffffff" loext:char-shading-value="0" style:font-size-asian="13pt" style:font-weight-asian="normal" style:font-size-complex="13pt" style:font-weight-complex="normal"/>
    </style:style>
    <style:style style:name="T192" style:family="text">
      <style:text-properties fo:color="#000000" style:font-name="Liberation Serif" fo:font-weight="normal" officeooo:rsid="01a9e8ba" fo:background-color="#ffffff" loext:char-shading-value="0" style:font-size-asian="13pt" style:font-weight-asian="normal" style:font-size-complex="13pt" style:font-weight-complex="normal"/>
    </style:style>
    <style:style style:name="T193" style:family="text">
      <style:text-properties fo:color="#000000" style:text-underline-style="none" fo:font-weight="normal" officeooo:rsid="0198a7e6" style:font-size-asian="13pt" style:font-weight-asian="normal" style:font-size-complex="13pt" style:font-weight-complex="normal"/>
    </style:style>
    <style:style style:name="T194" style:family="text">
      <style:text-properties fo:color="#000000" style:text-underline-style="none" fo:font-weight="normal" officeooo:rsid="01a9e8ba" fo:background-color="transparent" loext:char-shading-value="0" style:font-size-asian="13pt" style:font-weight-asian="normal" style:font-size-complex="13pt" style:font-weight-complex="normal"/>
    </style:style>
    <style:style style:name="T195" style:family="text">
      <style:text-properties officeooo:rsid="002ec593"/>
    </style:style>
    <style:style style:name="T19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officeooo:rsid="00091cca" style:font-weight-asian="bold" style:font-weight-complex="bold"/>
    </style:style>
    <style:style style:name="T199" style:family="text">
      <style:text-properties fo:font-weight="bold" officeooo:rsid="007e2987" style:font-weight-asian="bold" style:font-weight-complex="bold"/>
    </style:style>
    <style:style style:name="T200" style:family="text">
      <style:text-properties fo:font-weight="bold" officeooo:rsid="001700c0" style:font-weight-asian="bold" style:font-weight-complex="bold"/>
    </style:style>
    <style:style style:name="T201" style:family="text">
      <style:text-properties fo:font-weight="bold" officeooo:rsid="002bce09" style:font-weight-asian="bold" style:font-weight-complex="bold"/>
    </style:style>
    <style:style style:name="T202" style:family="text">
      <style:text-properties fo:font-weight="bold" officeooo:rsid="0034061e" style:font-weight-asian="bold" style:font-weight-complex="bold"/>
    </style:style>
    <style:style style:name="T203" style:family="text">
      <style:text-properties fo:font-weight="bold" officeooo:rsid="0034061e" fo:background-color="#ffffff" loext:char-shading-value="0" style:font-weight-asian="bold" style:font-weight-complex="bold"/>
    </style:style>
    <style:style style:name="T204" style:family="text">
      <style:text-properties fo:font-weight="normal"/>
    </style:style>
    <style:style style:name="T205" style:family="text">
      <style:text-properties fo:font-weight="normal" style:font-weight-asian="normal" style:font-weight-complex="normal"/>
    </style:style>
    <style:style style:name="T206" style:family="text">
      <style:text-properties fo:font-weight="normal" officeooo:rsid="004e12f4" style:font-weight-asian="normal" style:font-weight-complex="normal"/>
    </style:style>
    <style:style style:name="T207" style:family="text">
      <style:text-properties fo:font-weight="normal" officeooo:rsid="00091cca" style:font-weight-asian="normal" style:font-weight-complex="normal"/>
    </style:style>
    <style:style style:name="T208" style:family="text">
      <style:text-properties fo:font-weight="normal" officeooo:rsid="001dbeca" style:font-weight-asian="normal" style:font-weight-complex="normal"/>
    </style:style>
    <style:style style:name="T209" style:family="text">
      <style:text-properties fo:font-weight="normal" officeooo:rsid="009fb7be" style:font-weight-asian="normal" style:font-weight-complex="normal"/>
    </style:style>
    <style:style style:name="T210" style:family="text">
      <style:text-properties fo:font-weight="normal" officeooo:rsid="004e9c28" style:font-weight-asian="normal" style:font-weight-complex="normal"/>
    </style:style>
    <style:style style:name="T211" style:family="text">
      <style:text-properties fo:font-weight="normal" officeooo:rsid="002a295b" style:font-weight-asian="normal" style:font-weight-complex="normal"/>
    </style:style>
    <style:style style:name="T212" style:family="text">
      <style:text-properties fo:font-weight="normal" officeooo:rsid="002b232a" style:font-weight-asian="normal" style:font-weight-complex="normal"/>
    </style:style>
    <style:style style:name="T213" style:family="text">
      <style:text-properties fo:font-weight="normal" officeooo:rsid="0044e11e" style:font-weight-asian="normal" style:font-weight-complex="normal"/>
    </style:style>
    <style:style style:name="T214" style:family="text">
      <style:text-properties fo:font-weight="normal" officeooo:rsid="0060e89e" style:font-weight-asian="normal" style:font-weight-complex="normal"/>
    </style:style>
    <style:style style:name="T215" style:family="text">
      <style:text-properties fo:font-weight="normal" officeooo:rsid="008a8ac8" style:font-weight-asian="normal" style:font-weight-complex="normal"/>
    </style:style>
    <style:style style:name="T216" style:family="text">
      <style:text-properties fo:font-weight="normal" officeooo:rsid="001c8d76" style:font-weight-asian="normal" style:font-weight-complex="normal"/>
    </style:style>
    <style:style style:name="T217" style:family="text">
      <style:text-properties fo:font-weight="normal" officeooo:rsid="000fcd8a" style:font-weight-asian="normal" style:font-weight-complex="normal"/>
    </style:style>
    <style:style style:name="T218" style:family="text">
      <style:text-properties fo:font-weight="normal" officeooo:rsid="0046ad10" style:font-weight-asian="normal" style:font-weight-complex="normal"/>
    </style:style>
    <style:style style:name="T219" style:family="text">
      <style:text-properties fo:font-weight="normal" officeooo:rsid="0041d07a" style:font-weight-asian="normal" style:font-weight-complex="normal"/>
    </style:style>
    <style:style style:name="T220" style:family="text">
      <style:text-properties fo:font-weight="normal" officeooo:rsid="00153997" style:font-weight-asian="normal" style:font-weight-complex="normal"/>
    </style:style>
    <style:style style:name="T221" style:family="text">
      <style:text-properties fo:font-weight="normal" officeooo:rsid="0037920c" style:font-weight-asian="normal" style:font-weight-complex="normal"/>
    </style:style>
    <style:style style:name="T222" style:family="text">
      <style:text-properties fo:font-weight="normal" officeooo:rsid="00321523" style:font-weight-asian="normal" style:font-weight-complex="normal"/>
    </style:style>
    <style:style style:name="T223" style:family="text">
      <style:text-properties fo:font-weight="normal" officeooo:rsid="002b1b01" style:font-weight-asian="normal" style:font-weight-complex="normal"/>
    </style:style>
    <style:style style:name="T224" style:family="text">
      <style:text-properties fo:font-weight="normal" officeooo:rsid="002bce09" style:font-weight-asian="normal" style:font-weight-complex="normal"/>
    </style:style>
    <style:style style:name="T225" style:family="text">
      <style:text-properties fo:font-weight="normal" officeooo:rsid="002d473a" style:font-weight-asian="normal" style:font-weight-complex="normal"/>
    </style:style>
    <style:style style:name="T226" style:family="text">
      <style:text-properties fo:font-weight="normal" officeooo:rsid="001700c0" style:font-weight-asian="normal" style:font-weight-complex="normal"/>
    </style:style>
    <style:style style:name="T227" style:family="text">
      <style:text-properties fo:font-weight="normal" officeooo:rsid="0034061e" style:font-weight-asian="normal" style:font-weight-complex="normal"/>
    </style:style>
    <style:style style:name="T228" style:family="text">
      <style:text-properties fo:font-weight="normal" officeooo:rsid="0018c298" style:font-weight-asian="normal" style:font-weight-complex="normal"/>
    </style:style>
    <style:style style:name="T229" style:family="text">
      <style:text-properties fo:font-weight="normal" officeooo:rsid="00194d51" style:font-weight-asian="normal" style:font-weight-complex="normal"/>
    </style:style>
    <style:style style:name="T230" style:family="text">
      <style:text-properties fo:font-weight="normal" officeooo:rsid="0011466b" style:font-weight-asian="normal" style:font-weight-complex="normal"/>
    </style:style>
    <style:style style:name="T231" style:family="text">
      <style:text-properties fo:font-weight="normal" officeooo:rsid="00347e90" style:font-weight-asian="normal" style:font-weight-complex="normal"/>
    </style:style>
    <style:style style:name="T232" style:family="text">
      <style:text-properties fo:font-weight="normal" officeooo:rsid="008db26a" style:font-weight-asian="normal" style:font-weight-complex="normal"/>
    </style:style>
    <style:style style:name="T233" style:family="text">
      <style:text-properties fo:font-weight="normal" officeooo:rsid="0090d1e5" style:font-weight-asian="normal" style:font-weight-complex="normal"/>
    </style:style>
    <style:style style:name="T234" style:family="text">
      <style:text-properties fo:font-weight="normal" officeooo:rsid="0038c186" style:font-weight-asian="normal" style:font-weight-complex="normal"/>
    </style:style>
    <style:style style:name="T235" style:family="text">
      <style:text-properties fo:font-weight="normal" officeooo:rsid="008156df" style:font-weight-asian="normal" style:font-weight-complex="normal"/>
    </style:style>
    <style:style style:name="T236" style:family="text">
      <style:text-properties fo:font-weight="normal" officeooo:rsid="0038c186" fo:background-color="#ffffff" loext:char-shading-value="0" style:font-weight-asian="normal" style:font-weight-complex="normal"/>
    </style:style>
    <style:style style:name="T237" style:family="text">
      <style:text-properties fo:font-weight="normal" officeooo:rsid="00347e90" fo:background-color="#ffffff" loext:char-shading-value="0" style:font-weight-asian="normal" style:font-weight-complex="normal"/>
    </style:style>
    <style:style style:name="T238" style:family="text">
      <style:text-properties fo:font-weight="normal" officeooo:rsid="000fcd8a" fo:background-color="#ffffff" loext:char-shading-value="0" style:font-weight-asian="normal" style:font-weight-complex="normal"/>
    </style:style>
    <style:style style:name="T239" style:family="text">
      <style:text-properties fo:font-weight="normal" officeooo:rsid="0026e705" fo:background-color="#ffffff" loext:char-shading-value="0" style:font-weight-asian="normal" style:font-weight-complex="normal"/>
    </style:style>
    <style:style style:name="T240" style:family="text">
      <style:text-properties fo:font-weight="normal" officeooo:rsid="00153997" fo:background-color="#ffffff" loext:char-shading-value="0" style:font-weight-asian="normal" style:font-weight-complex="normal"/>
    </style:style>
    <style:style style:name="T241" style:family="text">
      <style:text-properties fo:font-weight="normal" officeooo:rsid="001700c0" fo:background-color="#ffffff" loext:char-shading-value="0" style:font-weight-asian="normal" style:font-weight-complex="normal"/>
    </style:style>
    <style:style style:name="T242" style:family="text">
      <style:text-properties fo:font-weight="normal" officeooo:rsid="0034061e" fo:background-color="#ffffff" loext:char-shading-value="0" style:font-weight-asian="normal" style:font-weight-complex="normal"/>
    </style:style>
    <style:style style:name="T243" style:family="text">
      <style:text-properties fo:font-weight="normal" officeooo:rsid="0018c298" fo:background-color="#ffffff" loext:char-shading-value="0" style:font-weight-asian="normal" style:font-weight-complex="normal"/>
    </style:style>
    <style:style style:name="T244" style:family="text">
      <style:text-properties fo:font-weight="normal" officeooo:rsid="001ca293" fo:background-color="#ffffff" loext:char-shading-value="0" style:font-weight-asian="normal" style:font-weight-complex="normal"/>
    </style:style>
    <style:style style:name="T245" style:family="text">
      <style:text-properties fo:font-weight="normal" officeooo:rsid="0198a7e6"/>
    </style:style>
    <style:style style:name="T246" style:family="text">
      <style:text-properties fo:color="#481d32" officeooo:rsid="004e9c28"/>
    </style:style>
    <style:style style:name="T247" style:family="text">
      <style:text-properties fo:color="#e8a202" fo:font-weight="normal" officeooo:rsid="002a295b" style:font-weight-asian="normal" style:font-weight-complex="normal"/>
    </style:style>
    <style:style style:name="T248" style:family="text">
      <style:text-properties officeooo:rsid="0044024d"/>
    </style:style>
    <style:style style:name="T249" style:family="text">
      <style:text-properties fo:color="#611729" fo:font-weight="normal" style:font-weight-asian="normal" style:font-weight-complex="normal"/>
    </style:style>
    <style:style style:name="T250" style:family="text">
      <style:text-properties officeooo:rsid="002b232a"/>
    </style:style>
    <style:style style:name="T251" style:family="text">
      <style:text-properties officeooo:rsid="0044e11e"/>
    </style:style>
    <style:style style:name="T252" style:family="text">
      <style:text-properties officeooo:rsid="001c8d76"/>
    </style:style>
    <style:style style:name="T253" style:family="text">
      <style:text-properties fo:color="#2cee0e" officeooo:rsid="008156df"/>
    </style:style>
    <style:style style:name="T254" style:family="text">
      <style:text-properties fo:color="#2cee0e" officeooo:rsid="0063c5fe"/>
    </style:style>
    <style:style style:name="T255" style:family="text">
      <style:text-properties fo:color="#2cee0e" officeooo:rsid="001c8d76"/>
    </style:style>
    <style:style style:name="T256" style:family="text">
      <style:text-properties fo:color="#2cee0e" officeooo:rsid="000fcd8a"/>
    </style:style>
    <style:style style:name="T257" style:family="text">
      <style:text-properties fo:color="#2cee0e" officeooo:rsid="007616b8"/>
    </style:style>
    <style:style style:name="T258" style:family="text">
      <style:text-properties fo:color="#2cee0e" officeooo:rsid="0078bf3f"/>
    </style:style>
    <style:style style:name="T259" style:family="text">
      <style:text-properties fo:color="#2cee0e" officeooo:rsid="0100293d"/>
    </style:style>
    <style:style style:name="T260" style:family="text">
      <style:text-properties fo:color="#2cee0e" fo:font-weight="bold" officeooo:rsid="003ab4ce" style:font-size-asian="13pt" style:font-weight-asian="bold" style:font-size-complex="13pt" style:font-weight-complex="bold"/>
    </style:style>
    <style:style style:name="T261" style:family="text">
      <style:text-properties fo:color="#2cee0e" officeooo:rsid="000fcd8a" fo:background-color="#ffffff" loext:char-shading-value="0"/>
    </style:style>
    <style:style style:name="T262" style:family="text">
      <style:text-properties officeooo:rsid="000fcd8a"/>
    </style:style>
    <style:style style:name="T263" style:family="text">
      <style:text-properties officeooo:rsid="0012ec53"/>
    </style:style>
    <style:style style:name="T264" style:family="text">
      <style:text-properties officeooo:rsid="0041d07a"/>
    </style:style>
    <style:style style:name="T265" style:family="text">
      <style:text-properties officeooo:rsid="00153997"/>
    </style:style>
    <style:style style:name="T266" style:family="text">
      <style:text-properties officeooo:rsid="00321523"/>
    </style:style>
    <style:style style:name="T267" style:family="text">
      <style:text-properties officeooo:rsid="0037920c"/>
    </style:style>
    <style:style style:name="T268" style:family="text">
      <style:text-properties officeooo:rsid="0034061e"/>
    </style:style>
    <style:style style:name="T269" style:family="text">
      <style:text-properties officeooo:rsid="0011466b"/>
    </style:style>
    <style:style style:name="T270" style:family="text">
      <style:text-properties officeooo:rsid="008a8ac8"/>
    </style:style>
    <style:style style:name="T271" style:family="text">
      <style:text-properties fo:font-size="9pt" officeooo:rsid="005a1d5a" style:font-size-asian="7.84999990463257pt" style:font-size-complex="9pt"/>
    </style:style>
    <style:style style:name="T272" style:family="text">
      <style:text-properties fo:font-size="9pt" officeooo:rsid="005a1d5a" style:font-size-asian="9pt" style:font-size-complex="9pt"/>
    </style:style>
    <style:style style:name="T273" style:family="text">
      <style:text-properties officeooo:rsid="008156df"/>
    </style:style>
    <style:style style:name="T274" style:family="text">
      <style:text-properties fo:font-size="7pt" officeooo:rsid="003c67f6" style:font-size-asian="7pt" style:font-size-complex="7pt"/>
    </style:style>
    <style:style style:name="T275" style:family="text">
      <style:text-properties officeooo:rsid="001c402b"/>
    </style:style>
    <style:style style:name="T276" style:family="text">
      <style:text-properties officeooo:rsid="0022c03f"/>
    </style:style>
    <style:style style:name="T277" style:family="text">
      <style:text-properties officeooo:rsid="002249fe"/>
    </style:style>
    <style:style style:name="T278" style:family="text">
      <style:text-properties officeooo:rsid="0030175e"/>
    </style:style>
    <style:style style:name="T279" style:family="text">
      <style:text-properties officeooo:rsid="00310e62"/>
    </style:style>
    <style:style style:name="T280" style:family="text">
      <style:text-properties officeooo:rsid="00376678"/>
    </style:style>
    <style:style style:name="T281" style:family="text">
      <style:text-properties style:font-size-asian="13pt"/>
    </style:style>
    <style:style style:name="T282" style:family="text">
      <style:text-properties officeooo:rsid="0022ab6e" style:font-size-asian="13pt"/>
    </style:style>
    <style:style style:name="T283" style:family="text">
      <style:text-properties officeooo:rsid="003c9a39"/>
    </style:style>
    <style:style style:name="T284" style:family="text">
      <style:text-properties officeooo:rsid="004c3b34"/>
    </style:style>
    <style:style style:name="T285" style:family="text">
      <style:text-properties officeooo:rsid="005f99e8"/>
    </style:style>
    <style:style style:name="T286" style:family="text">
      <style:text-properties officeooo:rsid="0072684f"/>
    </style:style>
    <style:style style:name="T287" style:family="text">
      <style:text-properties officeooo:rsid="007616b8"/>
    </style:style>
    <style:style style:name="T288" style:family="text">
      <style:text-properties officeooo:rsid="00347e90"/>
    </style:style>
    <style:style style:name="T289" style:family="text">
      <style:text-properties officeooo:rsid="0038c186"/>
    </style:style>
    <style:style style:name="T290" style:family="text">
      <style:text-properties fo:color="#c9211e" officeooo:rsid="002a2275"/>
    </style:style>
    <style:style style:name="T291" style:family="text">
      <style:text-properties fo:color="#c9211e" officeooo:rsid="002c61f1"/>
    </style:style>
    <style:style style:name="T292" style:family="text">
      <style:text-properties fo:color="#c9211e" officeooo:rsid="002edc75"/>
    </style:style>
    <style:style style:name="T293" style:family="text">
      <style:text-properties fo:color="#c9211e" officeooo:rsid="00494d07"/>
    </style:style>
    <style:style style:name="T294" style:family="text">
      <style:text-properties fo:color="#c9211e" officeooo:rsid="004b4834"/>
    </style:style>
    <style:style style:name="T295" style:family="text">
      <style:text-properties fo:color="#c9211e" officeooo:rsid="004b1b83"/>
    </style:style>
    <style:style style:name="T296" style:family="text">
      <style:text-properties fo:color="#c9211e" officeooo:rsid="002088ac"/>
    </style:style>
    <style:style style:name="T297" style:family="text">
      <style:text-properties fo:color="#c9211e" officeooo:rsid="0026b60d"/>
    </style:style>
    <style:style style:name="T298" style:family="text">
      <style:text-properties fo:color="#c9211e" officeooo:rsid="00285dca"/>
    </style:style>
    <style:style style:name="T299" style:family="text">
      <style:text-properties fo:color="#c9211e" fo:font-weight="normal" style:font-weight-asian="normal" style:font-weight-complex="normal"/>
    </style:style>
    <style:style style:name="T300" style:family="text">
      <style:text-properties officeooo:rsid="002c61f1"/>
    </style:style>
    <style:style style:name="T301" style:family="text">
      <style:text-properties fo:font-size="13pt" style:font-size-asian="13pt" style:font-size-complex="13pt"/>
    </style:style>
    <style:style style:name="T302" style:family="text">
      <style:text-properties fo:font-size="13pt" officeooo:rsid="00d8fa85" style:font-size-asian="13pt" style:font-size-complex="13pt"/>
    </style:style>
    <style:style style:name="T303" style:family="text">
      <style:text-properties style:font-size-asian="11.3500003814697pt"/>
    </style:style>
    <style:style style:name="T304" style:family="text">
      <style:text-properties officeooo:rsid="00459a04" style:font-size-asian="11.3500003814697pt"/>
    </style:style>
    <style:style style:name="T305" style:family="text">
      <style:text-properties officeooo:rsid="00736f8c" style:font-size-asian="11.3500003814697pt"/>
    </style:style>
    <style:style style:name="T306" style:family="text">
      <style:text-properties fo:background-color="#ffff00" loext:char-shading-value="0"/>
    </style:style>
    <style:style style:name="T307" style:family="text">
      <style:text-properties officeooo:rsid="009fd0c9" fo:background-color="#ffff00" loext:char-shading-value="0"/>
    </style:style>
    <style:style style:name="T308" style:family="text">
      <style:text-properties fo:background-color="#ffff00" loext:char-shading-value="0" style:font-name-complex="Helvetica-BoldOblique"/>
    </style:style>
    <style:style style:name="T309" style:family="text">
      <style:text-properties officeooo:rsid="01a909bc" fo:background-color="#ffff00" loext:char-shading-value="0" style:font-name-complex="Helvetica-BoldOblique"/>
    </style:style>
    <style:style style:name="T310" style:family="text">
      <style:text-properties officeooo:rsid="01a65141" fo:background-color="#ffff00" loext:char-shading-value="0"/>
    </style:style>
    <style:style style:name="T311" style:family="text">
      <style:text-properties fo:background-color="#ffff00" loext:char-shading-value="0"/>
    </style:style>
    <style:style style:name="T312" style:family="text">
      <style:text-properties officeooo:rsid="01a72edd" fo:background-color="#ffff00" loext:char-shading-value="0"/>
    </style:style>
    <style:style style:name="T313" style:family="text">
      <style:text-properties fo:color="#c5000b" officeooo:rsid="0077599c"/>
    </style:style>
    <style:style style:name="T314" style:family="text">
      <style:text-properties fo:color="#c5000b" fo:font-size="13pt" fo:font-weight="bold" officeooo:rsid="007a5331" fo:background-color="transparent" loext:char-shading-value="0" style:font-size-asian="11.3500003814697pt" style:font-weight-asian="bold" style:font-size-complex="13pt" style:font-weight-complex="bold"/>
    </style:style>
    <style:style style:name="T315" style:family="text">
      <style:text-properties fo:color="#c5000b" fo:font-size="13pt" fo:font-weight="bold" officeooo:rsid="007b13c9" fo:background-color="transparent" loext:char-shading-value="0" style:font-size-asian="11.3500003814697pt" style:font-weight-asian="bold" style:font-size-complex="13pt" style:font-weight-complex="bold"/>
    </style:style>
    <style:style style:name="T316" style:family="text">
      <style:text-properties fo:color="#c5000b" officeooo:rsid="00aaed72"/>
    </style:style>
    <style:style style:name="T317" style:family="text">
      <style:text-properties fo:color="#c5000b" officeooo:rsid="00ac51d8"/>
    </style:style>
    <style:style style:name="T318" style:family="text">
      <style:text-properties fo:color="#c5000b" style:font-name="Liberation Serif1" fo:font-size="13pt" fo:font-weight="bold" officeooo:rsid="00af13ef" fo:background-color="transparent" loext:char-shading-value="0" style:font-size-asian="13pt" style:font-weight-asian="bold" style:font-size-complex="13pt" style:font-weight-complex="bold"/>
    </style:style>
    <style:style style:name="T319" style:family="text">
      <style:text-properties fo:color="#c5000b" style:font-name="Liberation Serif1" fo:font-size="13pt" fo:font-weight="bold" officeooo:rsid="00d61bf2" style:font-size-asian="13pt" style:font-weight-asian="bold" style:font-size-complex="13pt" style:font-weight-complex="bold"/>
    </style:style>
    <style:style style:name="T320" style:family="text">
      <style:text-properties fo:color="#c5000b" style:font-name="Liberation Serif1" fo:font-size="13pt" fo:font-weight="bold" officeooo:rsid="00d67fdd" style:font-size-asian="13pt" style:font-weight-asian="bold" style:font-size-complex="13pt" style:font-weight-complex="bold"/>
    </style:style>
    <style:style style:name="T321" style:family="text">
      <style:text-properties fo:color="#c5000b" style:font-name="Liberation Serif1" fo:font-size="13pt" fo:font-weight="bold" officeooo:rsid="00dce2e6" style:font-size-asian="13pt" style:font-weight-asian="bold" style:font-size-complex="13pt" style:font-weight-complex="bold"/>
    </style:style>
    <style:style style:name="T322" style:family="text">
      <style:text-properties fo:color="#c5000b" style:font-name="Liberation Serif1" fo:font-size="13pt" fo:font-weight="bold" officeooo:rsid="00ea342b" style:font-size-asian="13pt" style:font-weight-asian="bold" style:font-size-complex="13pt" style:font-weight-complex="bold"/>
    </style:style>
    <style:style style:name="T323" style:family="text">
      <style:text-properties fo:color="#c5000b" style:font-name="Liberation Serif1" fo:font-size="13pt" fo:font-weight="bold" officeooo:rsid="00de5493" style:font-size-asian="13pt" style:font-weight-asian="bold" style:font-size-complex="13pt" style:font-weight-complex="bold"/>
    </style:style>
    <style:style style:name="T324" style:family="text">
      <style:text-properties fo:color="#c5000b" style:font-name="Liberation Serif1" fo:font-size="13pt" fo:font-weight="bold" officeooo:rsid="00ee4c99" style:font-size-asian="13pt" style:font-weight-asian="bold" style:font-size-complex="13pt" style:font-weight-complex="bold"/>
    </style:style>
    <style:style style:name="T325" style:family="text">
      <style:text-properties fo:color="#c5000b" fo:font-weight="bold" officeooo:rsid="00e488f5" fo:background-color="#ffffff" loext:char-shading-value="0" style:font-weight-asian="bold" style:font-weight-complex="bold"/>
    </style:style>
    <style:style style:name="T326" style:family="text">
      <style:text-properties fo:color="#c5000b" officeooo:rsid="0077599c" fo:background-color="#ffffff" loext:char-shading-value="0"/>
    </style:style>
    <style:style style:name="T327" style:family="text">
      <style:text-properties fo:color="#c5000b" officeooo:rsid="007a5331" fo:background-color="#ffffff" loext:char-shading-value="0"/>
    </style:style>
    <style:style style:name="T328" style:family="text">
      <style:text-properties fo:color="#c5000b" officeooo:rsid="00aa75a7" fo:background-color="#ffffff" loext:char-shading-value="0"/>
    </style:style>
    <style:style style:name="T329" style:family="text">
      <style:text-properties fo:color="#c5000b" officeooo:rsid="00ad5c7a" fo:background-color="#ffffff" loext:char-shading-value="0"/>
    </style:style>
    <style:style style:name="T330" style:family="text">
      <style:text-properties fo:color="#c5000b" officeooo:rsid="00d3bf7f" fo:background-color="#ffffff" loext:char-shading-value="0"/>
    </style:style>
    <style:style style:name="T331" style:family="text">
      <style:text-properties fo:color="#c5000b" officeooo:rsid="00d5172d" fo:background-color="#ffffff" loext:char-shading-value="0"/>
    </style:style>
    <style:style style:name="T332" style:family="text">
      <style:text-properties fo:color="#c5000b" officeooo:rsid="00ee0997" fo:background-color="#ffffff" loext:char-shading-value="0"/>
    </style:style>
    <style:style style:name="T333" style:family="text">
      <style:text-properties fo:color="#c5000b" officeooo:rsid="00dc97a5" fo:background-color="#ffffff" loext:char-shading-value="0"/>
    </style:style>
    <style:style style:name="T334" style:family="text">
      <style:text-properties fo:color="#c5000b" officeooo:rsid="0034061e" fo:background-color="#ffffff" loext:char-shading-value="0"/>
    </style:style>
    <style:style style:name="T335" style:family="text">
      <style:text-properties fo:color="#c5000b" officeooo:rsid="0144091f" fo:background-color="#ffffff" loext:char-shading-value="0"/>
    </style:style>
    <style:style style:name="T336" style:family="text">
      <style:text-properties fo:color="#c5000b" officeooo:rsid="0195adbe" fo:background-color="#ffffff" loext:char-shading-value="0"/>
    </style:style>
    <style:style style:name="T337" style:family="text">
      <style:text-properties fo:color="#c5000b" officeooo:rsid="0145878b" fo:background-color="#ffffff" loext:char-shading-value="0"/>
    </style:style>
    <style:style style:name="T338" style:family="text">
      <style:text-properties fo:color="#c5000b" officeooo:rsid="0195ed28" fo:background-color="#ffffff" loext:char-shading-value="0"/>
    </style:style>
    <style:style style:name="T339" style:family="text">
      <style:text-properties fo:color="#c5000b" officeooo:rsid="0011466b" fo:background-color="#ffffff" loext:char-shading-value="0"/>
    </style:style>
    <style:style style:name="T340" style:family="text">
      <style:text-properties fo:color="#c5000b" officeooo:rsid="019ae5e4" fo:background-color="#ffffff" loext:char-shading-value="0"/>
    </style:style>
    <style:style style:name="T341" style:family="text">
      <style:text-properties fo:color="#c5000b" officeooo:rsid="019daff4" fo:background-color="#ffffff" loext:char-shading-value="0"/>
    </style:style>
    <style:style style:name="T342" style:family="text">
      <style:text-properties fo:color="#c5000b" officeooo:rsid="019edf3e" fo:background-color="#ffffff" loext:char-shading-value="0"/>
    </style:style>
    <style:style style:name="T343" style:family="text">
      <style:text-properties style:text-position="sub 58%"/>
    </style:style>
    <style:style style:name="T344" style:family="text">
      <style:text-properties officeooo:rsid="00947efe"/>
    </style:style>
    <style:style style:name="T345" style:family="text">
      <style:text-properties style:font-name-complex="Helvetica-BoldOblique"/>
    </style:style>
    <style:style style:name="T346" style:family="text">
      <style:text-properties officeooo:rsid="0098a9f0"/>
    </style:style>
    <style:style style:name="T347" style:family="text">
      <style:text-properties officeooo:rsid="009aa572"/>
    </style:style>
    <style:style style:name="T348" style:family="text">
      <style:text-properties officeooo:rsid="009b25b2"/>
    </style:style>
    <style:style style:name="T349" style:family="text">
      <style:text-properties style:font-name="Liberation Serif1" fo:font-size="13pt" style:font-size-asian="13pt" style:font-size-complex="13pt"/>
    </style:style>
    <style:style style:name="T350" style:family="text">
      <style:text-properties style:font-name="Liberation Serif1" fo:font-size="13pt" officeooo:rsid="00c1a6b5" style:font-size-asian="13pt" style:font-size-complex="13pt"/>
    </style:style>
    <style:style style:name="T351" style:family="text">
      <style:text-properties style:font-name="Liberation Serif1" fo:font-size="13pt" officeooo:rsid="00c2d6b2" style:font-size-asian="13pt" style:font-size-complex="13pt"/>
    </style:style>
    <style:style style:name="T352" style:family="text">
      <style:text-properties style:font-name="Liberation Serif1" fo:font-size="13pt" officeooo:rsid="00cd4f71" style:font-size-asian="13pt" style:font-size-complex="13pt"/>
    </style:style>
    <style:style style:name="T353" style:family="text">
      <style:text-properties style:font-name="Liberation Serif1" fo:font-size="13pt" officeooo:rsid="00f5665e" style:font-size-asian="13pt" style:font-size-complex="13pt"/>
    </style:style>
    <style:style style:name="T354" style:family="text">
      <style:text-properties style:font-name="Liberation Serif1" fo:font-size="13pt" fo:font-weight="normal" style:font-size-asian="13pt" style:font-weight-asian="normal" style:font-size-complex="13pt" style:font-weight-complex="normal"/>
    </style:style>
    <style:style style:name="T355" style:family="text">
      <style:text-properties officeooo:rsid="009e578d"/>
    </style:style>
    <style:style style:name="T356" style:family="text">
      <style:text-properties fo:background-color="transparent" loext:char-shading-value="0"/>
    </style:style>
    <style:style style:name="T357" style:family="text">
      <style:text-properties fo:background-color="transparent" loext:char-shading-value="0"/>
    </style:style>
    <style:style style:name="T358" style:family="text">
      <style:text-properties fo:background-color="transparent" loext:char-shading-value="0" style:font-name-complex="Helvetica-BoldOblique"/>
    </style:style>
    <style:style style:name="T359" style:family="text">
      <style:text-properties officeooo:rsid="01a909bc" fo:background-color="transparent" loext:char-shading-value="0" style:font-name-complex="Helvetica-BoldOblique"/>
    </style:style>
    <style:style style:name="T360" style:family="text">
      <style:text-properties officeooo:rsid="01a909bc" fo:background-color="transparent" loext:char-shading-value="0" style:font-name-complex="Helvetica-BoldOblique"/>
    </style:style>
    <style:style style:name="T361" style:family="text">
      <style:text-properties fo:background-color="transparent" loext:char-shading-value="0" style:font-name-complex="Helvetica-BoldOblique"/>
    </style:style>
    <style:style style:name="T362" style:family="text">
      <style:text-properties officeooo:rsid="00cab9b7"/>
    </style:style>
    <style:style style:name="T363" style:family="text">
      <style:text-properties officeooo:rsid="00cdbb2e"/>
    </style:style>
    <style:style style:name="T364" style:family="text">
      <style:text-properties officeooo:rsid="0100293d"/>
    </style:style>
    <style:style style:name="T365" style:family="text">
      <style:text-properties officeooo:rsid="01314192"/>
    </style:style>
    <style:style style:name="T366" style:family="text">
      <style:text-properties officeooo:rsid="01327239"/>
    </style:style>
    <style:style style:name="T367" style:family="text">
      <style:text-properties officeooo:rsid="008a8ac8" fo:background-color="#ffffff" loext:char-shading-value="0"/>
    </style:style>
    <style:style style:name="T368" style:family="text">
      <style:text-properties officeooo:rsid="00430ab2" fo:background-color="#ffffff" loext:char-shading-value="0"/>
    </style:style>
    <style:style style:name="T369" style:family="text">
      <style:text-properties officeooo:rsid="0034061e" fo:background-color="#ffffff" loext:char-shading-value="0"/>
    </style:style>
    <style:style style:name="T370" style:family="text">
      <style:text-properties style:text-underline-style="none" officeooo:rsid="0195adbe" style:font-size-asian="13pt" style:font-weight-asian="bold" style:font-size-complex="13pt" style:font-weight-complex="bold"/>
    </style:style>
    <style:style style:name="T371" style:family="text">
      <style:text-properties style:text-underline-style="none" officeooo:rsid="0195ed28" style:font-size-asian="13pt" style:font-weight-asian="bold" style:font-size-complex="13pt" style:font-weight-complex="bold"/>
    </style:style>
    <style:style style:name="T372" style:family="text">
      <style:text-properties style:text-underline-style="none" officeooo:rsid="019ae5e4" style:font-size-asian="13pt" style:font-weight-asian="bold" style:font-size-complex="13pt" style:font-weight-complex="bold"/>
    </style:style>
    <style:style style:name="T373" style:family="text">
      <style:text-properties style:text-underline-style="none" officeooo:rsid="019c3398" style:font-size-asian="13pt" style:font-weight-asian="bold" style:font-size-complex="13pt" style:font-weight-complex="bold"/>
    </style:style>
    <style:style style:name="T374" style:family="text">
      <style:text-properties style:text-underline-style="none" officeooo:rsid="01a9e8ba" style:font-size-asian="13pt" style:font-weight-asian="bold" style:font-size-complex="13pt" style:font-weight-complex="bold"/>
    </style:style>
    <style:style style:name="T375" style:family="text">
      <style:text-properties style:text-underline-style="none" fo:font-weight="normal" officeooo:rsid="01a9e8ba" style:font-size-asian="13pt" style:font-weight-asian="normal" style:font-size-complex="13pt" style:font-weight-complex="normal"/>
    </style:style>
    <style:style style:name="T376" style:family="text">
      <style:text-properties style:text-underline-style="none" fo:font-weight="normal" officeooo:rsid="01a9e8ba" fo:background-color="#ffff00" loext:char-shading-value="0" style:font-size-asian="13pt" style:font-weight-asian="normal" style:font-size-complex="13pt" style:font-weight-complex="normal"/>
    </style:style>
    <style:style style:name="T377" style:family="text">
      <style:text-properties style:text-underline-style="none" fo:font-weight="normal" officeooo:rsid="01a9e8ba" fo:background-color="#ffff00" loext:char-shading-value="0" style:font-size-asian="13pt" style:font-weight-asian="normal" style:font-size-complex="13pt" style:font-weight-complex="normal"/>
    </style:style>
    <style:style style:name="T378" style:family="text">
      <style:text-properties style:text-underline-style="none" fo:font-weight="normal" officeooo:rsid="01a9e8ba" fo:background-color="transparent" loext:char-shading-value="0" style:font-size-asian="13pt" style:font-weight-asian="normal" style:font-size-complex="13pt" style:font-weight-complex="normal"/>
    </style:style>
    <style:style style:name="T379" style:family="text">
      <style:text-properties officeooo:rsid="01a65141"/>
    </style:style>
    <style:style style:name="T380" style:family="text">
      <style:text-properties officeooo:rsid="009fd0c9"/>
    </style:style>
    <style:style style:name="T381" style:family="text">
      <style:text-properties officeooo:rsid="01a72e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/>Gramática <text:span text:style-name="T195">com Expressões Regulares LL(1)</text:span> da Linguagem L</text:p>
      <text:p text:style-name="P39"/>
      <text:p text:style-name="P41"/>
      <text:p text:style-name="P42"><text:span text:style-name="T196">S</text:span> → {<text:span text:style-name="T197">Declarar</text:span><text:span text:style-name="T205">}</text:span><text:span text:style-name="T206">*</text:span> {<text:span text:style-name="T197">Comando</text:span><text:span text:style-name="T207">}</text:span><text:span text:style-name="T206">*</text:span></text:p>
      <text:p text:style-name="P44"/>
      <text:p text:style-name="P45">Declarar → “<text:span text:style-name="T208">final" “</text:span><text:span text:style-name="T209">id”</text:span><text:span text:style-name="T9">[1]</text:span><text:span text:style-name="T209">“</text:span><text:span text:style-name="T210">&lt;-” <text:s/></text:span><text:span text:style-name="T232">[“-”</text:span><text:span text:style-name="T10">[11]</text:span><text:span text:style-name="T232">] </text:span><text:span text:style-name="T210">const </text:span><text:span text:style-name="T10">[1</text:span><text:span text:style-name="T11">5</text:span><text:span text:style-name="T10">]</text:span><text:span text:style-name="T12">[21]</text:span><text:span text:style-name="T13">[22]</text:span><text:span text:style-name="T296">[1]</text:span><text:span text:style-name="T210">“;</text:span><text:span text:style-name="T79">”</text:span><text:span text:style-name="T246"> </text:span><text:span text:style-name="T210">| </text:span><text:span text:style-name="T211">(int</text:span><text:span text:style-name="T14">[5]</text:span><text:span text:style-name="T3"> </text:span><text:span text:style-name="T211">| boolean</text:span><text:span text:style-name="T14">[6]</text:span><text:span text:style-name="T211"> | byte</text:span><text:span text:style-name="T14">[7]</text:span><text:span text:style-name="T4"> </text:span><text:span text:style-name="T211">| string</text:span><text:span text:style-name="T14">[8]</text:span><text:span text:style-name="T211">) id</text:span><text:span text:style-name="T9">[</text:span><text:span text:style-name="T15">2</text:span><text:span text:style-name="T9">]</text:span><text:span text:style-name="T16">[</text:span><text:span text:style-name="T17">10]</text:span><text:span text:style-name="T18">[18]</text:span><text:span text:style-name="T247"> </text:span><text:span text:style-name="T248">ListaIds</text:span><text:span text:style-name="T212">“;”</text:span></text:p>
      <text:p text:style-name="P60"/>
      <text:p text:style-name="P46">ListaIds<text:span text:style-name="T205"> → [</text:span><text:span text:style-name="T19">[1</text:span><text:span text:style-name="T18">9</text:span><text:span text:style-name="T19">]</text:span><text:span text:style-name="T290">[2]</text:span>Atrib<text:span text:style-name="T205">]</text:span><text:span text:style-name="T290">[3]</text:span><text:span text:style-name="T205"> {“,” “id</text:span><text:span text:style-name="T9">[</text:span><text:span text:style-name="T15">2</text:span><text:span text:style-name="T9">]</text:span><text:span text:style-name="T16">[</text:span><text:span text:style-name="T20">9</text:span><text:span text:style-name="T17">]</text:span><text:span text:style-name="T205">”</text:span><text:span text:style-name="T249"> </text:span><text:span text:style-name="T205">[</text:span><text:span text:style-name="T19">[17]</text:span><text:span text:style-name="T290">[2]</text:span>Atrib<text:span text:style-name="T205">]</text:span><text:span text:style-name="T290">[3]</text:span><text:span text:style-name="T205">}</text:span><text:span text:style-name="T212">*<text:tab/></text:span></text:p>
      <text:p text:style-name="P61"/>
      <text:p text:style-name="P47"><text:span text:style-name="T250">A</text:span>trib →<text:span text:style-name="T251"> </text:span><text:span text:style-name="T213">“</text:span><text:span text:style-name="T205">&lt;-” </text:span><text:span text:style-name="T232">[“-”</text:span><text:span text:style-name="T10">[12]</text:span><text:span text:style-name="T232">] </text:span><text:span text:style-name="T214">c</text:span><text:span text:style-name="T205">onst </text:span><text:span text:style-name="T10">[1</text:span><text:span text:style-name="T11">6</text:span><text:span text:style-name="T10">]</text:span><text:span text:style-name="T12">[21]</text:span><text:span text:style-name="T21">[20]</text:span><text:span text:style-name="T297">[</text:span><text:span text:style-name="T298">1</text:span><text:span text:style-name="T297">]</text:span></text:p>
      <text:p text:style-name="P45"/>
      <text:p text:style-name="P42"><text:span text:style-name="T197">Comando →</text:span><text:span text:style-name="T198"> </text:span><text:span text:style-name="T199">Atribuicao</text:span><text:span text:style-name="T198"> | Repeticao | Teste | Nulo | Leitura | Escrita</text:span></text:p>
      <text:p text:style-name="P62"><text:s text:c="23"/></text:p>
      <text:p text:style-name="P48">Atribuicao → <text:span text:style-name="T205">“</text:span><text:span text:style-name="T215">id”</text:span><text:span text:style-name="T15">[3]</text:span><text:span text:style-name="T7">[4]</text:span><text:span text:style-name="T5"> </text:span><text:span text:style-name="T216">“&lt;-”</text:span><text:span text:style-name="T252"> Expressao </text:span><text:span text:style-name="T255">[42]</text:span><text:span text:style-name="T216">“;”</text:span><text:span text:style-name="T291">[4]</text:span></text:p>
      <text:p text:style-name="P48"/>
      <text:p text:style-name="P49">Repeticao → <text:span text:style-name="T205">“</text:span><text:span text:style-name="T217">while</text:span><text:span text:style-name="T238">”</text:span><text:span text:style-name="T330">[23]</text:span><text:span text:style-name="T217">“(“</text:span><text:span text:style-name="T262">Expressao</text:span><text:span text:style-name="T256">[43]</text:span><text:span text:style-name="T217">“)</text:span><text:span text:style-name="T238">”</text:span><text:span text:style-name="T330">[2</text:span><text:span text:style-name="T331">4</text:span><text:span text:style-name="T330">]</text:span><text:span text:style-name="T239"> </text:span><text:span text:style-name="T368">Blocowhile</text:span><text:span text:style-name="T238"> </text:span><text:span text:style-name="T332">[25]</text:span></text:p>
      <text:p text:style-name="P59"/>
      <text:p text:style-name="P51"><text:span text:style-name="T263">Blocowhile </text:span><text:span text:style-name="T205">→ “begin”{</text:span>Comando<text:span text:style-name="T205">}*“end</text:span><text:span text:style-name="T218">w</text:span><text:span text:style-name="T205">hile” </text:span><text:span text:style-name="T219">| </text:span><text:span text:style-name="T264">Comando</text:span></text:p>
      <text:p text:style-name="P54"/>
      <text:p text:style-name="P50">Teste → <text:span text:style-name="T205">“</text:span><text:span text:style-name="T240">if”</text:span><text:span text:style-name="T330">[19]</text:span><text:span text:style-name="T240">“</text:span><text:span text:style-name="T220">(“</text:span><text:span text:style-name="T265">Expressao</text:span><text:span text:style-name="T256">[43</text:span><text:span text:style-name="T261">]</text:span><text:span text:style-name="T330">[20]</text:span><text:span text:style-name="T220">“)” </text:span><text:span text:style-name="T221"><text:s/>(</text:span><text:span text:style-name="T266">Blocoif | Comando </text:span><text:span text:style-name="T222">[</text:span><text:span text:style-name="T266">BlocoElse</text:span><text:span text:style-name="T222">]</text:span><text:span text:style-name="T266">)</text:span></text:p>
      <text:p text:style-name="P54"/>
      <text:p text:style-name="P43"><text:span text:style-name="T200">Blocoif → “</text:span><text:span text:style-name="T223">begin”</text:span><text:span text:style-name="T224">{</text:span><text:span text:style-name="T201">Comando</text:span><text:span text:style-name="T224">}+“</text:span><text:span text:style-name="T225">endif”</text:span><text:span text:style-name="T226">“</text:span><text:span text:style-name="T241">else”</text:span><text:span text:style-name="T325">[21]</text:span><text:span text:style-name="T226">“</text:span><text:span text:style-name="T227">begin”{</text:span><text:span text:style-name="T202">Coma</text:span><text:span text:style-name="T203">ndo</text:span><text:span text:style-name="T242">}+</text:span><text:span text:style-name="T325">[22]</text:span><text:span text:style-name="T227">“endelse”</text:span></text:p>
      <text:p text:style-name="P48"/>
      <text:p text:style-name="P55">BlocoElse → <text:span text:style-name="T267"><text:s/></text:span><text:span text:style-name="T227">“else</text:span><text:span text:style-name="T242">”</text:span><text:span text:style-name="T333">[21]</text:span><text:span text:style-name="T369"> </text:span><text:span text:style-name="T268">C</text:span><text:span text:style-name="T369">omando</text:span><text:span text:style-name="T334">[22]</text:span></text:p>
      <text:p text:style-name="P55"/>
      <text:p text:style-name="P48">Nulo → <text:span text:style-name="T205">“;”</text:span></text:p>
      <text:p text:style-name="P48"/>
      <text:p text:style-name="P48">Leitura → <text:span text:style-name="T205">“</text:span><text:span text:style-name="T228">readln”“</text:span><text:span text:style-name="T229">(</text:span><text:span text:style-name="T228">”id</text:span><text:span text:style-name="T15">[3]</text:span><text:span text:style-name="T33">[</text:span><text:span text:style-name="T34">4</text:span><text:span text:style-name="T33">]</text:span><text:span text:style-name="T35">[44]</text:span><text:span text:style-name="T336">[26]</text:span><text:span text:style-name="T243">“</text:span><text:span text:style-name="T244">)”</text:span><text:span text:style-name="T243">“;”</text:span></text:p>
      <text:p text:style-name="P48"/>
      <text:p text:style-name="P48">Escrita → <text:span text:style-name="T205">“</text:span><text:span text:style-name="T229">write”“(”</text:span><text:span text:style-name="T269">ListaExpressoes</text:span><text:span text:style-name="T229">“)”“;” </text:span><text:span text:style-name="T230">| “writeln”“(”</text:span><text:span text:style-name="T269">ListaExpressoes</text:span><text:span text:style-name="T339">[</text:span><text:span text:style-name="T340">27</text:span><text:span text:style-name="T339">]</text:span><text:span text:style-name="T230">“)”“;”</text:span></text:p>
      <text:p text:style-name="P63"/>
      <text:p text:style-name="P58"><text:span text:style-name="T269">L</text:span>istaExpressoes<text:span text:style-name="T205"> → </text:span>Expressao<text:span text:style-name="T259">[45]</text:span><text:span text:style-name="T335">[</text:span><text:span text:style-name="T341">28</text:span><text:span text:style-name="T335">]</text:span> <text:span text:style-name="T205">{“,” </text:span>Expressao<text:span text:style-name="T259">[45]</text:span><text:span text:style-name="T337">[</text:span><text:span text:style-name="T338">2</text:span><text:span text:style-name="T342">8</text:span><text:span text:style-name="T337">]</text:span><text:span text:style-name="T205">}*</text:span></text:p>
      <text:p text:style-name="P51"/>
      <text:p text:style-name="P52">Expressao → <text:span text:style-name="T270">Exp</text:span><text:span text:style-name="T271">1</text:span><text:span text:style-name="T5">[23]</text:span><text:span text:style-name="T328">[16]</text:span><text:span text:style-name="T367"> </text:span><text:span text:style-name="T231">[(“=”</text:span><text:span text:style-name="T22">[33]</text:span><text:span text:style-name="T316">[17.1]</text:span><text:span text:style-name="T231">| “!=”</text:span><text:span text:style-name="T23">[30]</text:span><text:span text:style-name="T316">[17.2]</text:span><text:span text:style-name="T231"> | “&lt;”</text:span><text:span text:style-name="T23">[30]</text:span><text:span text:style-name="T316">[17.3]</text:span><text:span text:style-name="T231"> | “&gt;”</text:span><text:span text:style-name="T23">[30]</text:span><text:span text:style-name="T316">[17.4]</text:span><text:span text:style-name="T231"> | “&lt;=”</text:span><text:span text:style-name="T23">[30]</text:span><text:span text:style-name="T317">[17.5]</text:span><text:span text:style-name="T231"> | “&gt;=”</text:span><text:span text:style-name="T23">[30]</text:span><text:span text:style-name="T317">[17.6]</text:span><text:span text:style-name="T231">) </text:span><text:span text:style-name="T273">Exp</text:span><text:span text:style-name="T272">2</text:span><text:span text:style-name="T273"> </text:span><text:span text:style-name="T24">[36]</text:span><text:span text:style-name="T257">[</text:span><text:span text:style-name="T258">41]</text:span><text:span text:style-name="T329">[18]</text:span><text:span text:style-name="T237">]</text:span><text:span text:style-name="T231"> <text:s text:c="42"/></text:span></text:p>
      <text:p text:style-name="P51"/>
      <text:p text:style-name="P53"><text:span text:style-name="T288">Exp</text:span><text:span text:style-name="T231"> → </text:span><text:span text:style-name="T233">[- </text:span><text:span text:style-name="T313">[12]</text:span><text:span text:style-name="T233">] </text:span><text:span text:style-name="T273">T</text:span><text:span text:style-name="T272">1</text:span><text:span text:style-name="T5">[2</text:span><text:span text:style-name="T25">4</text:span><text:span text:style-name="T5">]</text:span><text:span text:style-name="T313">[13]</text:span><text:span text:style-name="T273"> </text:span><text:span text:style-name="T234">{(“+”</text:span><text:span text:style-name="T22">[3</text:span><text:span text:style-name="T26">4</text:span><text:span text:style-name="T22">]</text:span><text:span text:style-name="T313">[14.1]</text:span><text:span text:style-name="T234">| “-”</text:span><text:span text:style-name="T23">[3</text:span><text:span text:style-name="T27">1</text:span><text:span text:style-name="T23">]</text:span><text:span text:style-name="T313">[14.2]</text:span><text:span text:style-name="T234"> | “||”</text:span><text:span text:style-name="T23">[3</text:span><text:span text:style-name="T27">1</text:span><text:span text:style-name="T23">]</text:span><text:span text:style-name="T313">[14.3]</text:span><text:span text:style-name="T177">)</text:span><text:span text:style-name="T234"> </text:span><text:span text:style-name="T235"><text:s/></text:span><text:span text:style-name="T289">T</text:span><text:span text:style-name="T272">2</text:span><text:span text:style-name="T289"> </text:span><text:span text:style-name="T24">[3</text:span><text:span text:style-name="T30">7</text:span><text:span text:style-name="T24">]</text:span><text:span text:style-name="T31">[40]</text:span><text:span text:style-name="T326">[1</text:span><text:span text:style-name="T327">5</text:span><text:span text:style-name="T326">]</text:span><text:span text:style-name="T236">}</text:span><text:span text:style-name="T234">*</text:span></text:p>
      <text:p text:style-name="P64"/>
      <text:p text:style-name="P56">T → <text:span text:style-name="T273">F</text:span><text:span text:style-name="T272">1</text:span><text:span text:style-name="T5">[2</text:span><text:span text:style-name="T25">5</text:span><text:span text:style-name="T5">]</text:span><text:span text:style-name="T293">[9]</text:span><text:span text:style-name="T235"> </text:span><text:span text:style-name="T205">{(“*”</text:span><text:span text:style-name="T23">[3</text:span><text:span text:style-name="T27">2</text:span><text:span text:style-name="T23">]</text:span><text:span text:style-name="T294">[10.1]</text:span><text:span text:style-name="T205"> | “&amp;&amp;”</text:span><text:span text:style-name="T23">[3</text:span><text:span text:style-name="T27">2</text:span><text:span text:style-name="T23">]</text:span><text:span text:style-name="T294">[10.2]</text:span><text:span text:style-name="T205"> | “/”</text:span><text:span text:style-name="T23">[3</text:span><text:span text:style-name="T27">2</text:span><text:span text:style-name="T23">]</text:span><text:span text:style-name="T28">[35]</text:span><text:span text:style-name="T294">[10.3]</text:span><text:span text:style-name="T205">) <text:s/></text:span>F<text:span text:style-name="T272">2 </text:span><text:span text:style-name="T24">[3</text:span><text:span text:style-name="T32">8</text:span><text:span text:style-name="T24">]</text:span><text:span text:style-name="T31">[39]</text:span><text:span text:style-name="T295">[11]</text:span><text:span text:style-name="T205">}*</text:span></text:p>
      <text:p text:style-name="P64"/>
      <text:p text:style-name="P56">F → <text:span text:style-name="T205">“!”</text:span>F<text:span text:style-name="T274">1</text:span><text:span text:style-name="T5">[</text:span><text:span text:style-name="T29">26</text:span><text:span text:style-name="T5">]</text:span><text:span text:style-name="T292">[8]</text:span> <text:span text:style-name="T205"><text:s/>| “(”</text:span>Expressao<text:span text:style-name="T5">[2</text:span><text:span text:style-name="T29">7</text:span><text:span text:style-name="T5">]</text:span><text:span text:style-name="T205">“)”</text:span><text:span text:style-name="T292">[7]</text:span><text:span text:style-name="T205"> | </text:span><text:span text:style-name="T232">[“-”</text:span><text:span text:style-name="T10">[1</text:span><text:span text:style-name="T11">3</text:span><text:span text:style-name="T10">]</text:span><text:span text:style-name="T232">] </text:span><text:span text:style-name="T205">const</text:span><text:span text:style-name="T12">[21]</text:span><text:span text:style-name="T5">[2</text:span><text:span text:style-name="T29">8</text:span><text:span text:style-name="T5">]</text:span><text:span text:style-name="T292">[6]</text:span><text:span text:style-name="T299"> </text:span><text:span text:style-name="T215">| id</text:span><text:span text:style-name="T15">[3]</text:span><text:span text:style-name="T5">[2</text:span><text:span text:style-name="T29">9</text:span><text:span text:style-name="T5">]</text:span><text:span text:style-name="T292">[5]</text:span></text:p>
      <text:p text:style-name="P65"/>
      <text:p text:style-name="P65"/>
      <text:p text:style-name="P40"><text:span text:style-name="T215">V</text:span><text:span text:style-name="T205">erificação de unicidade, classes e tipos</text:span></text:p>
      <text:p text:style-name="P69"><text:soft-page-break/></text:p>
      <text:p text:style-name="P69"/>
      <text:p text:style-name="P70"><text:span text:style-name="T1">[1]</text:span> <text:span text:style-name="T39">{</text:span><text:span text:style-name="T40">s</text:span><text:span text:style-name="T39">e id.</text:span><text:span text:style-name="T40">classe != NULO entao ERRO senao id.classe = classe-const</text:span><text:span text:style-name="T39">}</text:span></text:p>
      <text:p text:style-name="P71"><text:span text:style-name="T6">[</text:span><text:span text:style-name="T1">2]</text:span><text:span text:style-name="T36"> {se id.classe != NULO entao ERRO senao id.classe = classe-var}</text:span></text:p>
      <text:p text:style-name="P57"><text:span text:style-name="T1">[3]</text:span><text:span text:style-name="T36"> {se id.classe = NULO entao ERRO</text:span><text:span text:style-name="T41">}</text:span></text:p>
      <text:p text:style-name="P48"><text:span text:style-name="T7">[4] </text:span><text:span text:style-name="T42">{se id.classe != classe-var ent</text:span><text:span text:style-name="T43">ao</text:span><text:span text:style-name="T42"> ERRO}</text:span></text:p>
      <text:p text:style-name="P72"><text:span text:style-name="T275">[</text:span>5] <text:span text:style-name="T36">{Declarar.tipo = tipo-inteiro}</text:span></text:p>
      <text:p text:style-name="P72">[6] <text:span text:style-name="T36">{Declarar.tipo = tipo-lógico}</text:span></text:p>
      <text:p text:style-name="P72">[7] <text:span text:style-name="T36">{Declarar.tipo = tipo-byte}</text:span></text:p>
      <text:p text:style-name="P72">[8] <text:span text:style-name="T36">{Declarar.tipo = tipo-string}</text:span></text:p>
      <text:p text:style-name="P1"><text:span text:style-name="T8">[9]</text:span> <text:span text:style-name="T276">{id.tipo = Listaids.tipo}</text:span></text:p>
      <text:p text:style-name="P73"><text:span text:style-name="T277">[</text:span>10] <text:span text:style-name="T36">{id.tipo = Declarar.tipo}</text:span></text:p>
      <text:p text:style-name="P74">[11] <text:span text:style-name="T36">{Declarar.isnegativo = true}</text:span></text:p>
      <text:p text:style-name="P74">[12]<text:span text:style-name="T36"> {Atrib.isnegativo = true}</text:span></text:p>
      <text:p text:style-name="P84">[13]<text:span text:style-name="T36"> {F.isnegativo = true}</text:span></text:p>
      <text:p text:style-name="P75">[1<text:span text:style-name="T278">5</text:span>] <text:span text:style-name="T36">{se Declarar.isnegativo = true entao </text:span><text:span text:style-name="T107">const</text:span><text:span text:style-name="T36">.tipo = </text:span><text:span text:style-name="T44">tipo-</text:span><text:span text:style-name="T36">inteiro}</text:span></text:p>
      <text:p text:style-name="P75">[1<text:span text:style-name="T278">6</text:span>] <text:span text:style-name="T36">{se Atrib.isnegativo = true entao </text:span><text:span text:style-name="T45">const</text:span><text:span text:style-name="T36">.tipo = </text:span><text:span text:style-name="T44">tipo-</text:span><text:span text:style-name="T36">inteiro}</text:span></text:p>
      <text:p text:style-name="P76"><text:span text:style-name="T279">[17] </text:span><text:span text:style-name="T46">{Atrib.tipo = id.tipo}</text:span></text:p>
      <text:p text:style-name="P77"><text:span text:style-name="T279">[</text:span>18]<text:span text:style-name="T36"> {</text:span><text:span text:style-name="T47">Listaids.tipo = id.tipo}</text:span></text:p>
      <text:p text:style-name="P78">[19] <text:span text:style-name="T36">{Atrib.tipo = <text:s/>Listaids.tipo}</text:span></text:p>
      <text:p text:style-name="P79">[20] <text:span text:style-name="T36">{se Atrib.tipo != const.tipo <text:s/></text:span><text:span text:style-name="T48">entao ERRO</text:span><text:span text:style-name="T36">}</text:span></text:p>
      <text:p text:style-name="P80"><text:span text:style-name="T280">[21] </text:span><text:span text:style-name="T49">{se </text:span><text:span text:style-name="T50">const.</text:span><text:span text:style-name="T51">lexema</text:span><text:span text:style-name="T50"> != NULO e </text:span><text:span text:style-name="T49">const.</text:span><text:span text:style-name="T51">lexema</text:span><text:span text:style-name="T49"> &gt;= 0 e const.</text:span><text:span text:style-name="T81">lexema</text:span><text:span text:style-name="T49"> &lt;= 255 ent</text:span><text:span text:style-name="T50">a</text:span><text:span text:style-name="T49">o const.tipo = </text:span><text:span text:style-name="T109">tipo-</text:span><text:span text:style-name="T110">byte senao const.tipo = </text:span><text:span text:style-name="T109">tipo-</text:span><text:span text:style-name="T110">inteiro}</text:span></text:p>
      <text:p text:style-name="P89"><text:span text:style-name="T260">[22]</text:span><text:span text:style-name="T190"> {se id.tipo == NULO entao id.tipo = const.tipo senaose id.tipo != const.tipo entao ERRO}</text:span></text:p>
      <text:p text:style-name="P81"><text:span text:style-name="T270">[23] </text:span><text:span text:style-name="T52">{Expressao.tipo = Exp.tipo}</text:span></text:p>
      <text:p text:style-name="P81"><text:span text:style-name="T270">[24] </text:span><text:span text:style-name="T52">{Exp.tipo = </text:span><text:span text:style-name="T53">T</text:span><text:span text:style-name="T52">.tipo}</text:span></text:p>
      <text:p text:style-name="P81"><text:span text:style-name="T270">[25] </text:span><text:span text:style-name="T52">{</text:span><text:span text:style-name="T53">T</text:span><text:span text:style-name="T52">.tipo = </text:span><text:span text:style-name="T53">F</text:span><text:span text:style-name="T52">.tipo}</text:span></text:p>
      <text:p text:style-name="P81"><text:span text:style-name="T270">[26] </text:span><text:span text:style-name="T52">{</text:span><text:span text:style-name="T54">F</text:span><text:span text:style-name="T52">.tipo </text:span><text:span text:style-name="T54">= </text:span><text:span text:style-name="T55">F</text:span><text:span text:style-name="T167">1</text:span><text:span text:style-name="T52">.tipo}</text:span></text:p>
      <text:p text:style-name="P81"><text:span text:style-name="T270">[27] </text:span><text:span text:style-name="T52">{</text:span><text:span text:style-name="T54">F</text:span><text:span text:style-name="T52">.tipo </text:span><text:span text:style-name="T54">= </text:span><text:span text:style-name="T56">Expressao</text:span><text:span text:style-name="T52">.tipo}</text:span></text:p>
      <text:p text:style-name="P81"><text:span text:style-name="T270">[28] </text:span><text:span text:style-name="T52">{</text:span><text:span text:style-name="T54">F</text:span><text:span text:style-name="T52">.tipo </text:span><text:span text:style-name="T54">= </text:span><text:span text:style-name="T57">const</text:span><text:span text:style-name="T52">.tipo}</text:span></text:p>
      <text:p text:style-name="P81"><text:span text:style-name="T270">[29] </text:span><text:span text:style-name="T52">{</text:span><text:span text:style-name="T54">F</text:span><text:span text:style-name="T52">.tipo </text:span><text:span text:style-name="T54">= </text:span><text:span text:style-name="T58">id</text:span><text:span text:style-name="T52">.tipo}</text:span></text:p>
      <text:p text:style-name="P82"><text:span text:style-name="T283">[</text:span>30] <text:span text:style-name="T36">{se </text:span><text:span text:style-name="T59">Expressao.tipo = tipo-string entao ERRO}</text:span></text:p>
      <text:p text:style-name="P82"><text:span text:style-name="T283">[31] </text:span><text:span text:style-name="T60">{se Exp.tipo = tipo-string entao ERRO}</text:span></text:p>
      <text:p text:style-name="P82"><text:span text:style-name="T283">[32] </text:span><text:span text:style-name="T61">{se T.tipo = tipo-string entao </text:span><text:span text:style-name="T62">E</text:span><text:span text:style-name="T61">RRO}</text:span></text:p>
      <text:p text:style-name="P81"><text:span text:style-name="T284">[33] </text:span><text:span text:style-name="T63">{se Expressao.tipo != tipo-string </text:span><text:span text:style-name="T64">e Expressao.tipo != tipo-inteiro e Expressao.tipo != tipo-lógico e Expressao.tipo != tipo-byte entao ERRO} </text:span></text:p>
      <text:p text:style-name="P81"><text:span text:style-name="T284">[34] </text:span><text:span text:style-name="T63">{ se Exp.tipo != tipo-string </text:span><text:span text:style-name="T64">e Exp.tipo != tipo-inteiro e Exp.tipo != tipo-lógico e Exp.tipo != tipo-byte e Exp.tipo != tipo-string entao ERRO}</text:span><text:span text:style-name="T63"> <text:s text:c="12"/></text:span></text:p>
      <text:p text:style-name="P83"><text:span text:style-name="T285">[35] </text:span><text:span text:style-name="T65">{se </text:span><text:span text:style-name="T66">T</text:span><text:span text:style-name="T65">.tipo = tipo-byte entao </text:span><text:span text:style-name="T66">T</text:span><text:span text:style-name="T65">.tipo = tipo-inteiro; </text:span><text:span text:style-name="T67">T.is</text:span><text:span text:style-name="T68">div = true</text:span><text:span text:style-name="T65">} <text:s text:c="27"/></text:span></text:p>
      <text:p text:style-name="P81"><text:span text:style-name="T273">[36] </text:span><text:span text:style-name="T65">{se </text:span><text:span text:style-name="T118">Ex</text:span><text:span text:style-name="T119">pressao</text:span><text:span text:style-name="T118">.tipo</text:span><text:span text:style-name="T65"> != Exp</text:span><text:span text:style-name="T168">2</text:span><text:span text:style-name="T65">.tipo e (</text:span><text:span text:style-name="T118">Ex</text:span><text:span text:style-name="T119">pressao </text:span><text:span text:style-name="T168">.</text:span><text:span text:style-name="T118">tipo != tipo-inteiro e Exp</text:span><text:span text:style-name="T168">2</text:span><text:span text:style-name="T118">.tipo != tipo-byte </text:span><text:span text:style-name="T120">ou </text:span><text:span text:style-name="T118">Ex</text:span><text:span text:style-name="T119">pressao</text:span><text:span text:style-name="T120">.tipo != tipo-byte e Exp</text:span><text:span text:style-name="T169">2</text:span><text:span text:style-name="T120">.tipo != tipo-inteiro</text:span><text:span text:style-name="T65">) entao ERRO</text:span><text:span text:style-name="T69">}</text:span></text:p>
      <text:p text:style-name="P81"><text:span text:style-name="T253">[3</text:span><text:span text:style-name="T254">7</text:span><text:span text:style-name="T253">]</text:span><text:span text:style-name="T70"> </text:span><text:span text:style-name="T65">{se </text:span><text:span text:style-name="T71">Exp</text:span><text:span text:style-name="T65">.tipo != </text:span><text:span text:style-name="T72">T</text:span><text:span text:style-name="T168">2</text:span><text:span text:style-name="T65">.tipo e (</text:span><text:span text:style-name="T71">Exp</text:span><text:span text:style-name="T168">.</text:span><text:span text:style-name="T118">tipo != tipo-inteiro e </text:span><text:span text:style-name="T121">T</text:span><text:span text:style-name="T168">2</text:span><text:span text:style-name="T118">.tipo != tipo-byte </text:span><text:span text:style-name="T120">ou Exp.tipo != tipo-byte e </text:span><text:span text:style-name="T122">T</text:span><text:span text:style-name="T169">2</text:span><text:span text:style-name="T120">.tipo != tipo-inteiro</text:span><text:span text:style-name="T65">) entao ERRO}</text:span></text:p>
      <text:p text:style-name="P83"><text:span text:style-name="T273">[38] </text:span><text:span text:style-name="T73">{</text:span><text:span text:style-name="T65">se </text:span><text:span text:style-name="T73">T</text:span><text:span text:style-name="T65">.tipo != </text:span><text:span text:style-name="T73">F</text:span><text:span text:style-name="T168">2</text:span><text:span text:style-name="T65">.tipo e (</text:span><text:span text:style-name="T73">T</text:span><text:span text:style-name="T168">.</text:span><text:span text:style-name="T118">tipo != tipo-inteiro e </text:span><text:span text:style-name="T123">F</text:span><text:span text:style-name="T168">2</text:span><text:span text:style-name="T118">.tipo != tipo-byte </text:span><text:span text:style-name="T154">ou</text:span><text:span text:style-name="T120"> </text:span><text:span text:style-name="T123">T</text:span><text:span text:style-name="T120">.tipo != tipo-byte e </text:span><text:span text:style-name="T123">F</text:span><text:span text:style-name="T169">2</text:span><text:span text:style-name="T120">.tipo != tipo-inteiro</text:span><text:span text:style-name="T65">) entao ERRO}</text:span></text:p>
      <text:p text:style-name="P83"><text:soft-page-break/><text:span text:style-name="T286">[39] </text:span><text:span text:style-name="T74">{se (</text:span><text:span text:style-name="T75">F</text:span><text:span text:style-name="T170">1</text:span><text:span text:style-name="T74">.tipo = tipo-inteiro e </text:span><text:span text:style-name="T75">F</text:span><text:span text:style-name="T170">2</text:span><text:span text:style-name="T74">.tipo = tipo-byte) ou (</text:span><text:span text:style-name="T75">F</text:span><text:span text:style-name="T170">1</text:span><text:span text:style-name="T74">.tipo = tipo-byte e </text:span><text:span text:style-name="T75">F</text:span><text:span text:style-name="T170">2</text:span><text:span text:style-name="T74">.tipo = tipo-inteiro) entao T.tipo = tipo-inteiro}</text:span></text:p>
      <text:p text:style-name="P85"><text:span text:style-name="T286">[40] </text:span><text:span text:style-name="T74">{</text:span><text:span text:style-name="T76">se (T</text:span><text:span text:style-name="T171">1</text:span><text:span text:style-name="T76">.tipo = tipo-inteiro e T</text:span><text:span text:style-name="T171">2</text:span><text:span text:style-name="T76">.tipo = tipo-byte) ou (T</text:span><text:span text:style-name="T171">1</text:span><text:span text:style-name="T76">.tipo = tipo-byte e T</text:span><text:span text:style-name="T171">2</text:span><text:span text:style-name="T76">.tipo = tipo-inteiro) entao Exp.tipo = tipo-inteiro}</text:span></text:p>
      <text:p text:style-name="P86"><text:span text:style-name="T287">[</text:span>41] <text:span text:style-name="T36">{Expressao.tipo = tipo-lógico}</text:span></text:p>
      <text:p text:style-name="P87"><text:span text:style-name="T252">[42] </text:span><text:span text:style-name="T77">{se id.tipo != Expressao.tipo entao ERRO}</text:span></text:p>
      <text:p text:style-name="P87"><text:span text:style-name="T262">[43] </text:span><text:span text:style-name="T78">{se Expressao.tipo != tipo-lógico entao ERRO}</text:span></text:p>
      <text:p text:style-name="P87"><text:span text:style-name="T2">[44] </text:span><text:span text:style-name="T37">{se id.tipo != tipo-byte e id.tipo != tipo-inteiro e tipo.tipo != tipo-string </text:span><text:span text:style-name="T38">entao ERRO</text:span><text:span text:style-name="T37">}</text:span><text:span text:style-name="T80">]</text:span></text:p>
      <text:p text:style-name="P88"><text:span text:style-name="T364">[45] </text:span><text:span text:style-name="T105">{</text:span><text:span text:style-name="T106">se Expressao.tipo != tipo-inteiro e Expressao.tipo != tipo-byte e Expressao.tipo != tipo-string</text:span><text:span text:style-name="T105">}</text:span></text:p>
      <text:p text:style-name="P15">Geração de código</text:p>
      <text:p text:style-name="P15"/>
      <text:p text:style-name="P18">[1] <text:span text:style-name="T36">{se </text:span><text:span text:style-name="T108">const.tipo = tipo-inteiro</text:span></text:p>
      <text:p text:style-name="P22"><text:span text:style-name="T160"><text:tab/></text:span><text:span text:style-name="T111">sword </text:span><text:span text:style-name="T112">const.lexema</text:span></text:p>
      <text:p text:style-name="P10"><text:s text:c="8"/>senao se const.tipo = tipo-string</text:p>
      <text:p text:style-name="P19"><text:span text:style-name="T36"><text:tab/></text:span><text:span text:style-name="T113">sword </text:span><text:span text:style-name="T116">const.lexema+$</text:span><text:span text:style-name="T113">"</text:span></text:p>
      <text:p text:style-name="P10"><text:s text:c="8"/>senao se const.tipo = tipo-lógico</text:p>
      <text:p text:style-name="P19"><text:span text:style-name="T36"><text:tab/></text:span><text:span text:style-name="T113">sword </text:span><text:span text:style-name="T116">const.lexema</text:span><text:span text:style-name="T114">}</text:span></text:p>
      <text:p text:style-name="P2"/>
      <text:p text:style-name="P20"><text:span text:style-name="T282">[</text:span><text:span text:style-name="T281">2] </text:span><text:span text:style-name="T113">{ListaIds.isatribuicao = true}</text:span></text:p>
      <text:p text:style-name="P32"/>
      <text:p text:style-name="P32"/>
      <text:p text:style-name="P20"><text:span text:style-name="T281">[3] </text:span><text:span text:style-name="T113">{se ListaIds.isatribuicao = false </text:span></text:p>
      <text:p text:style-name="P3"><text:s text:c="6"/></text:p>
      <text:p text:style-name="P3"><text:s text:c="7"/>se ListaIds.tipo = tipo-inteiro </text:p>
      <text:p text:style-name="P3"><text:tab/>assembly.getDeclaracoes().put("sword ?");</text:p>
      <text:p text:style-name="P3"><text:s text:c="7"/>senao se ListsIds.tipo = tipo-byte</text:p>
      <text:p text:style-name="P20"><text:span text:style-name="T113"><text:tab/>assembly.getDeclaracoes().put("</text:span><text:span text:style-name="T115">byte </text:span><text:span text:style-name="T113">?");</text:span></text:p>
      <text:p text:style-name="P3"><text:s text:c="7"/>senao se ListaIds.tipo = tipo-string</text:p>
      <text:p text:style-name="P20"><text:span text:style-name="T113"><text:tab/>assembly.getDeclaracoes().put("</text:span><text:span text:style-name="T115">byte ?</text:span><text:span text:style-name="T113">");</text:span></text:p>
      <text:p text:style-name="P3"><text:s text:c="7"/>senao se Lista.tipo = tipo-lógico</text:p>
      <text:p text:style-name="P20"><text:span text:style-name="T113"><text:tab/>assembly.getDeclaracoes().put("</text:span><text:span text:style-name="T115">byte ?</text:span><text:span text:style-name="T113"> ");}</text:span></text:p>
      <text:p text:style-name="P3"/>
      <text:p text:style-name="P23"><text:span text:style-name="T300">[4] </text:span><text:span text:style-name="T82">{mov ax, DS: [Expressao.end]</text:span></text:p>
      <text:p text:style-name="P4"><text:s text:c="7"/>se id.tipo != Expressao.tipo entao <text:s/>cwd</text:p>
      <text:p text:style-name="P4"><text:s text:c="7"/>mox DS:[id.end], ax}</text:p>
      <text:p text:style-name="P4"/>
      <text:p text:style-name="P24"><text:span text:style-name="T300">[</text:span>5] <text:span text:style-name="T83">{F.end = id.end}</text:span></text:p>
      <text:p text:style-name="P24"/>
      <text:p text:style-name="P24">[6] <text:span text:style-name="T85">{se const.tipo = tipo-string entao </text:span></text:p>
      <text:p text:style-name="P24"><text:span text:style-name="T85"><text:tab/></text:span><text:span text:style-name="T87">dseg SEGMENT PUBLIC</text:span></text:p>
      <text:p text:style-name="P5"><text:tab/>byte “const.lexema$”</text:p>
      <text:p text:style-name="P5"><text:tab/>dseg ENDS</text:p>
      <text:p text:style-name="P5"><text:tab/>F.end = contator_dados</text:p>
      <text:p text:style-name="P25"><text:tab/><text:span text:style-name="T87">contator_dados += 256</text:span></text:p>
      <text:p text:style-name="P6"><text:s text:c="8"/></text:p>
      <text:p text:style-name="P26"><text:span text:style-name="T87"><text:tab/></text:span><text:span text:style-name="T88">senao</text:span></text:p>
      <text:p text:style-name="P25"><text:soft-page-break/><text:span text:style-name="T88"><text:tab/><text:tab/></text:span><text:span text:style-name="T89">F.end = NovoTemp</text:span></text:p>
      <text:p text:style-name="P8"><text:tab/><text:tab/>mov regA, const.lexema</text:p>
      <text:p text:style-name="P25"><text:span text:style-name="T89"><text:tab/><text:tab/>mov F.end, regA</text:span><text:span text:style-name="T90">}</text:span></text:p>
      <text:p text:style-name="P7"/>
      <text:p text:style-name="P24">[7] <text:span text:style-name="T84">{F.end = Expressao.end}</text:span></text:p>
      <text:p text:style-name="P24"/>
      <text:p text:style-name="P27">[8] <text:span text:style-name="T85">{</text:span><text:span text:style-name="T86">F.end = </text:span><text:span text:style-name="T91">NovoTemp</text:span></text:p>
      <text:p text:style-name="P27"><text:span text:style-name="T91"><text:s text:c="8"/></text:span><text:span text:style-name="T92">mov regA, F</text:span><text:span text:style-name="T172">1</text:span><text:span text:style-name="T124">.</text:span><text:span text:style-name="T125">end</text:span></text:p>
      <text:p text:style-name="P27"><text:span text:style-name="T125"><text:s text:c="8"/></text:span><text:span text:style-name="T126">neg regA</text:span></text:p>
      <text:p text:style-name="P27"><text:span text:style-name="T126"><text:s text:c="8"/></text:span><text:span text:style-name="T127">add regA, 1</text:span></text:p>
      <text:p text:style-name="P27"><text:span text:style-name="T127"><text:s text:c="8"/></text:span><text:span text:style-name="T128">mov F.end, regA}</text:span></text:p>
      <text:p text:style-name="P11"/>
      <text:p text:style-name="P28"><text:span text:style-name="T304">[</text:span><text:span text:style-name="T303">9] </text:span><text:span text:style-name="T129">{T.end = F</text:span><text:span text:style-name="T173">1</text:span><text:span text:style-name="T129">.end</text:span><text:span text:style-name="T130">}</text:span></text:p>
      <text:p text:style-name="P21"/>
      <text:p text:style-name="P28"><text:span text:style-name="T303">[10.1] </text:span><text:span text:style-name="T131">{</text:span><text:span text:style-name="T132">T.operador = *</text:span><text:span text:style-name="T133">}</text:span></text:p>
      <text:p text:style-name="P21"/>
      <text:p text:style-name="P29"><text:span text:style-name="T303">[10.2] </text:span><text:span text:style-name="T131">{</text:span><text:span text:style-name="T132">T.operador = </text:span><text:span text:style-name="T55">&amp;&amp;</text:span><text:span text:style-name="T93">}</text:span></text:p>
      <text:p text:style-name="P21"/>
      <text:p text:style-name="P29"><text:span text:style-name="T303">[10.3] </text:span><text:span text:style-name="T131">{</text:span><text:span text:style-name="T132">T.operador = </text:span><text:span text:style-name="T55">/</text:span><text:span text:style-name="T93">}</text:span></text:p>
      <text:p text:style-name="P21"/>
      <text:p text:style-name="P28"><text:span text:style-name="T303">[11] </text:span><text:span text:style-name="T131">{</text:span><text:span text:style-name="T134">mov ax, DS:[T.end]</text:span></text:p>
      <text:p text:style-name="P28"><text:span text:style-name="T134"><text:s text:c="9"/>mo</text:span><text:span text:style-name="T136">v</text:span><text:span text:style-name="T134"> bx, DS:[</text:span><text:span text:style-name="T155">T</text:span><text:span text:style-name="T174">2</text:span><text:span text:style-name="T134">.end]</text:span></text:p>
      <text:p text:style-name="P28"><text:span text:style-name="T134"><text:s text:c="9"/></text:span><text:span text:style-name="T135">se </text:span><text:span text:style-name="T155">Exp</text:span><text:span text:style-name="T135">.tipo != tip-inteiro entao</text:span></text:p>
      <text:p text:style-name="P12"><text:s text:c="9"/><text:tab/>cwd</text:p>
      <text:p text:style-name="P28"><text:span text:style-name="T135"><text:s text:c="9"/>se F</text:span><text:span text:style-name="T174">2</text:span><text:span text:style-name="T135">.tipo != tipo-inteiro entao </text:span></text:p>
      <text:p text:style-name="P66"><text:span text:style-name="T183"><text:s text:c="9"/><text:tab/></text:span><text:span text:style-name="T180">mov cx, DS:[ax]</text:span></text:p>
      <text:p text:style-name="P90"><text:s text:c="5"/><text:tab/>mov ax, DS:[bx]</text:p>
      <text:p text:style-name="P90"><text:s text:c="5"/><text:tab/>cwd </text:p>
      <text:p text:style-name="P90"><text:s text:c="5"/><text:tab/>mov DS:[bx], ax</text:p>
      <text:p text:style-name="P91"><text:s text:c="4"/><text:tab/>mov DS:[ax], cx}</text:p>
      <text:p text:style-name="P12"/>
      <text:p text:style-name="P30"><text:span text:style-name="T135"><text:s text:c="10"/></text:span><text:span text:style-name="T137">se T.operador = “*” entao </text:span></text:p>
      <text:p text:style-name="P31"><text:span text:style-name="T137"><text:tab/></text:span><text:span text:style-name="T138">imul bx</text:span></text:p>
      <text:p text:style-name="P31"><text:span text:style-name="T138"><text:s text:c="10"/>senao se T.operador = “/” entao</text:span><text:span text:style-name="T137"> </text:span></text:p>
      <text:p text:style-name="P31"><text:span text:style-name="T137"><text:tab/></text:span><text:span text:style-name="T139">idiv bx</text:span></text:p>
      <text:p text:style-name="P31"><text:span text:style-name="T139"><text:s text:c="10"/></text:span><text:span text:style-name="T140">senao </text:span></text:p>
      <text:p text:style-name="P31"><text:span text:style-name="T140"><text:tab/></text:span><text:span text:style-name="T141"> </text:span><text:span text:style-name="T157">and </text:span><text:span text:style-name="T159">ax,bx</text:span><text:span text:style-name="T141"> <text:s text:c="20"/></text:span></text:p>
      <text:p text:style-name="P31"><text:span text:style-name="T140"><text:tab/></text:span><text:span text:style-name="T142">T.end = NovoTemp</text:span></text:p>
      <text:p text:style-name="P31"><text:span text:style-name="T142"><text:tab/> </text:span><text:span text:style-name="T143">mov </text:span><text:span text:style-name="T144">DS:[T.end], ax}</text:span></text:p>
      <text:p text:style-name="P13"/>
      <text:p text:style-name="P34"><text:span text:style-name="T305">[</text:span><text:span text:style-name="T303">12] </text:span><text:span text:style-name="T146">{</text:span><text:span text:style-name="T145">Exp.negado = true}</text:span></text:p>
      <text:p text:style-name="P38"/>
      <text:p text:style-name="P34"><text:span text:style-name="T303">[13] </text:span><text:span text:style-name="T147">{</text:span><text:span text:style-name="T148">se Exp.negado = true</text:span></text:p>
      <text:p text:style-name="P67"><text:span text:style-name="T184"><text:s text:c="10"/><text:tab/></text:span><text:span text:style-name="T178">Exp.end = NovoTemp</text:span></text:p>
      <text:p text:style-name="P94"><text:s text:c="5"/><text:tab/>mov ax, DS:[T<text:span text:style-name="T343">1</text:span>.end]</text:p>
      <text:p text:style-name="P95"><text:s text:c="10"/><text:tab/>neg ax</text:p>
      <text:p text:style-name="P96"><text:s text:c="10"/><text:tab/>mov DS:[Exps.end], ax}</text:p>
      <text:p text:style-name="P96"><text:span text:style-name="T164"><text:s text:c="10"/></text:span><text:span text:style-name="T165">{Exp.end = T</text:span><text:span text:style-name="T176">1</text:span><text:span text:style-name="T166">.</text:span><text:span text:style-name="T165">end}</text:span></text:p>
      <text:p text:style-name="P104"><text:soft-page-break/></text:p>
      <text:p text:style-name="P34"><text:span text:style-name="T303">[14.1] </text:span><text:span text:style-name="T149">{</text:span><text:span text:style-name="T150">Exp.operador = +}</text:span></text:p>
      <text:p text:style-name="P38"/>
      <text:p text:style-name="P35"><text:span text:style-name="T303">[14.2] </text:span><text:span text:style-name="T149">{</text:span><text:span text:style-name="T151">Exp.operador = -</text:span><text:span text:style-name="T152">}</text:span></text:p>
      <text:p text:style-name="P14"/>
      <text:p text:style-name="P35"><text:span text:style-name="T303">[14.3] </text:span><text:span text:style-name="T149">{</text:span><text:span text:style-name="T153">Exp.operador = ||}</text:span></text:p>
      <text:p text:style-name="P38"/>
      <text:p text:style-name="P68"><text:span text:style-name="T314">[1</text:span><text:span text:style-name="T315">5</text:span><text:span text:style-name="T314">] </text:span><text:span text:style-name="T185">{</text:span><text:span text:style-name="T179">mov ax, DS:[</text:span><text:span text:style-name="T182">Exp</text:span><text:span text:style-name="T179">.end]</text:span></text:p>
      <text:p text:style-name="P90"><text:s text:c="4"/>mov bx, DS:[<text:span text:style-name="T365">T</text:span><text:span text:style-name="T343">2</text:span>.end]</text:p>
      <text:p text:style-name="P90"><text:s text:c="4"/>se <text:span text:style-name="T365">Exp</text:span>.tipo != <text:span text:style-name="T346">tipo-</text:span>inteiro ent<text:span text:style-name="T347">a</text:span>o</text:p>
      <text:p text:style-name="P90"><text:tab/>cwd </text:p>
      <text:p text:style-name="P90"><text:s text:c="4"/>se <text:span text:style-name="T365">T</text:span><text:span text:style-name="T343">2</text:span>.tipo != <text:span text:style-name="T348">tipo-</text:span>inteiro entao</text:p>
      <text:p text:style-name="P90"><text:tab/>mov cx, DS:[ax]</text:p>
      <text:p text:style-name="P90"><text:tab/>mov ax, DS:[bx]</text:p>
      <text:p text:style-name="P90"><text:tab/>cwd </text:p>
      <text:p text:style-name="P90"><text:tab/>mov DS:[bx], ax</text:p>
      <text:p text:style-name="P90"><text:tab/>mov DS:[ax], cx}</text:p>
      <text:p text:style-name="P90"><text:s text:c="3"/>se <text:span text:style-name="T365">Exp</text:span>.op = “<text:span text:style-name="T355">+</text:span>” então</text:p>
      <text:p text:style-name="P118"><text:tab/><text:tab/><text:span text:style-name="T380">add ax,bx</text:span></text:p>
      <text:p text:style-name="P90"><text:s text:c="3"/>senao se <text:span text:style-name="T366">Exp</text:span>.op = “-” então</text:p>
      <text:p text:style-name="P118"><text:tab/> <text:s text:c="10"/><text:span text:style-name="T380">sub ax,bx</text:span></text:p>
      <text:p text:style-name="P90">senao </text:p>
      <text:p text:style-name="P90"><text:span text:style-name="T345"><text:tab/></text:span><text:span text:style-name="T361">and </text:span><text:span text:style-name="T360">ax,bx</text:span><text:span text:style-name="T361"> <text:s text:c="8"/></text:span></text:p>
      <text:p text:style-name="P92">Exp.end = NovoTemp</text:p>
      <text:p text:style-name="P93"><text:span text:style-name="T356">mov DS:[Exp.end], ax</text:span> </text:p>
      <text:p text:style-name="P9"/>
      <text:p text:style-name="P36"><text:span text:style-name="T344">[</text:span>16] <text:span text:style-name="T94">{Expressao.</text:span><text:span text:style-name="T95">end</text:span><text:span text:style-name="T94"> = Exp</text:span><text:span text:style-name="T175">1</text:span><text:span text:style-name="T94">.</text:span><text:span text:style-name="T95">end</text:span><text:span text:style-name="T94">}</text:span></text:p>
      <text:p text:style-name="P36"/>
      <text:p text:style-name="P36">[17.1] <text:span text:style-name="T96">{</text:span><text:span text:style-name="T97">Expressao.op = <text:s/>“</text:span><text:span text:style-name="T98">=”</text:span><text:span text:style-name="T96">}</text:span></text:p>
      <text:p text:style-name="P36"/>
      <text:p text:style-name="P37">[17.2] <text:span text:style-name="T96">{</text:span><text:span text:style-name="T97">Expressao.op = !</text:span><text:span text:style-name="T98">=</text:span><text:span text:style-name="T96">}</text:span></text:p>
      <text:p text:style-name="P36"/>
      <text:p text:style-name="P37">[17.3] <text:span text:style-name="T96">{</text:span><text:span text:style-name="T97">Expressao.op = </text:span><text:span text:style-name="T99">&lt;</text:span><text:span text:style-name="T96">}</text:span></text:p>
      <text:p text:style-name="P36"/>
      <text:p text:style-name="P37">[17.4] <text:span text:style-name="T96">{</text:span><text:span text:style-name="T97">Expressao.op = </text:span><text:span text:style-name="T99">&gt;</text:span><text:span text:style-name="T96">}</text:span></text:p>
      <text:p text:style-name="P36"/>
      <text:p text:style-name="P37">[17.5] <text:span text:style-name="T96">{</text:span><text:span text:style-name="T97">Expressao.op = </text:span><text:span text:style-name="T100">&lt;=</text:span><text:span text:style-name="T96">}</text:span></text:p>
      <text:p text:style-name="P36"/>
      <text:p text:style-name="P37">[17.6] <text:span text:style-name="T96">{</text:span><text:span text:style-name="T97">Expressao.op = </text:span><text:span text:style-name="T100">&gt;=</text:span><text:span text:style-name="T96">}</text:span></text:p>
      <text:p text:style-name="P36"/>
      <text:p text:style-name="P33"><text:span text:style-name="T318">[18] </text:span><text:span text:style-name="T349"><text:s/></text:span><text:span text:style-name="T350">{</text:span><text:span text:style-name="T349">mov ax, DS:[Exp</text:span><text:span text:style-name="T351">ressao</text:span><text:span text:style-name="T349">.end]</text:span><text:span text:style-name="T352">}</text:span></text:p>
      <text:p text:style-name="P116"><text:s text:c="3"/>mov bx, DS:{Exp<text:span text:style-name="T343">2</text:span>.end]</text:p>
      <text:p text:style-name="P116"><text:s text:c="3"/>cwd</text:p>
      <text:p text:style-name="P116"><text:s text:c="3"/>mov cx, DS:[ax]</text:p>
      <text:p text:style-name="P116"><text:s text:c="3"/>mov ax, DS[bx]</text:p>
      <text:p text:style-name="P116"><text:s text:c="3"/>cwd</text:p>
      <text:p text:style-name="P116"><text:s text:c="3"/>mov DS:[bx],ax</text:p>
      <text:p text:style-name="P116"><text:soft-page-break/><text:s text:c="3"/>mov DS:[ax],cx<text:span text:style-name="T363">}</text:span></text:p>
      <text:p text:style-name="P116"><text:s text:c="3"/><text:span text:style-name="T363">{</text:span>cmp ax, bx<text:span text:style-name="T363">}</text:span></text:p>
      <text:p text:style-name="P116"><text:s text:c="2"/>{ RotVerdadeiro = NovoRot }</text:p>
      <text:p text:style-name="P116"><text:s text:c="2"/>{ se Exp.op = “=” então</text:p>
      <text:p text:style-name="P116"><text:tab/>je RotVerdadeiro</text:p>
      <text:p text:style-name="P116"><text:s text:c="2"/>senao se Exp.op = “!=” então</text:p>
      <text:p text:style-name="P116"><text:tab/>jne RotVerdadeiro</text:p>
      <text:p text:style-name="P116"><text:s/>senao se Exp.op = “&lt;” então</text:p>
      <text:p text:style-name="P116"><text:tab/>jl RotVerdadeiro</text:p>
      <text:p text:style-name="P116">senao se Exp.op = “&gt;” então</text:p>
      <text:p text:style-name="P116"><text:tab/>jg RotVerdadeiro</text:p>
      <text:p text:style-name="P116">senao se Exp.op = “&gt;=” então</text:p>
      <text:p text:style-name="P116"><text:tab/>jge RotVerdadeiro</text:p>
      <text:p text:style-name="P116">senao</text:p>
      <text:p text:style-name="P116"><text:tab/>jle RotVerdadeiro }</text:p>
      <text:p text:style-name="P116">{ mov al, 0 }</text:p>
      <text:p text:style-name="P116">{ RotFim = NovoRot }</text:p>
      <text:p text:style-name="P116">{ jmp RotFim }</text:p>
      <text:p text:style-name="P116">{ RotVerdadeiro: }</text:p>
      <text:p text:style-name="P116">{ mov AL, 0FFh }</text:p>
      <text:p text:style-name="P116">{ RotFim: }</text:p>
      <text:p text:style-name="P116">{ Exp.end:=NovoTemp }</text:p>
      <text:p text:style-name="P116">{ Exp.tipo:=<text:span text:style-name="T362">tipo-lógico</text:span> }</text:p>
      <text:p text:style-name="P116">{ mov Exp.end, AL }</text:p>
      <text:p text:style-name="P116"/>
      <text:p text:style-name="P101">[19] <text:span text:style-name="T101">{</text:span><text:span text:style-name="T102">RotFalso = NovoRot</text:span><text:span text:style-name="T101">}</text:span></text:p>
      <text:p text:style-name="P101"><text:s text:c="8"/><text:span text:style-name="T102">{RotFim = NovoRot}</text:span></text:p>
      <text:p text:style-name="P105"/>
      <text:p text:style-name="P97"><text:span text:style-name="T319">[20] </text:span><text:span text:style-name="T181">{</text:span><text:span text:style-name="T301">mov ax, DS:[Exp</text:span><text:span text:style-name="T302">ressao</text:span><text:span text:style-name="T301">.end] }</text:span></text:p>
      <text:p text:style-name="P117">{cmp ax, 0 </text:p>
      <text:p text:style-name="P117">je RotFalso }</text:p>
      <text:p text:style-name="P106"/>
      <text:p text:style-name="P98"><text:span text:style-name="T320">[</text:span><text:span text:style-name="T321">21] </text:span><text:span text:style-name="T186">{</text:span><text:span text:style-name="T354">jmp RotFim </text:span><text:span text:style-name="T186">}</text:span></text:p>
      <text:p text:style-name="P98"><text:span text:style-name="T186"><text:s text:c="8"/></text:span><text:span text:style-name="T187">{RotFalso:}</text:span></text:p>
      <text:p text:style-name="P102"/>
      <text:p text:style-name="P102">[22] <text:span text:style-name="T103">{</text:span><text:span text:style-name="T104">RotFim:</text:span><text:span text:style-name="T103">}</text:span></text:p>
      <text:p text:style-name="P107"/>
      <text:p text:style-name="P99"><text:span text:style-name="T323">[</text:span><text:span text:style-name="T322">23] </text:span><text:span text:style-name="T188">{</text:span><text:span text:style-name="T349">RotInicio = NovoRot}</text:span></text:p>
      <text:p text:style-name="P116">{RotFim = NovoRot}</text:p>
      <text:p text:style-name="P116">{RotInicio:}</text:p>
      <text:p text:style-name="P108"/>
      <text:p text:style-name="P103"/>
      <text:p text:style-name="P100"><text:span text:style-name="T322">[24] </text:span><text:span text:style-name="T189">{</text:span><text:span text:style-name="T349"> mov ax, DS:[Exp.end] }</text:span></text:p>
      <text:p text:style-name="P116">{cmp ax, 0 </text:p>
      <text:p text:style-name="P116"><text:s/><text:tab/>je RotFim}</text:p>
      <text:p text:style-name="P109"/>
      <text:p text:style-name="P103"><text:soft-page-break/></text:p>
      <text:p text:style-name="P100"><text:span text:style-name="T324">[25] </text:span><text:span text:style-name="T349"><text:s/></text:span><text:span text:style-name="T353">{</text:span><text:span text:style-name="T349">jmp RotInicio}</text:span></text:p>
      <text:p text:style-name="P116"><text:s text:c="2"/>{RotFim:}</text:p>
      <text:p text:style-name="P109"/>
      <text:p text:style-name="P110"><text:span text:style-name="T370">[26] </text:span><text:span text:style-name="T194">se</text:span><text:span text:style-name="T191">(</text:span><text:span text:style-name="T192">id.tipo = </text:span><text:span text:style-name="T191">tipo-string)</text:span></text:p>
      <text:p text:style-name="P16"><text:tab/> "mov ax, 0"</text:p>
      <text:p text:style-name="P16">            "mov cx, 10"</text:p>
      <text:p text:style-name="P16">            "mov dx, 1"</text:p>
      <text:p text:style-name="P16">            "mov bh, 0"</text:p>
      <text:p text:style-name="P16">            "mov bl, ds:[di]"</text:p>
      <text:p text:style-name="P16">            "cmp bx, 2Dh"</text:p>
      <text:p text:style-name="P16">            String rot = rotulo.newRot();</text:p>
      <text:p text:style-name="P16">            "jne " + rot</text:p>
      <text:p text:style-name="P16">            "mov dx, -1"</text:p>
      <text:p text:style-name="P16">            "add di, 1"</text:p>
      <text:p text:style-name="P16">            "mov bl, ds:[di]"</text:p>
      <text:p text:style-name="P16">            rot + " :"</text:p>
      <text:p text:style-name="P16">            "push dx"</text:p>
      <text:p text:style-name="P16">            "mov dx, 0"</text:p>
      <text:p text:style-name="P16">            String rot1 = rotulo.newRot();</text:p>
      <text:p text:style-name="P16">            rot1 + " :"</text:p>
      <text:p text:style-name="P16">            "cmp bx, 0Dh");</text:p>
      <text:p text:style-name="P16">            String rot2 = rotulo.newRot();</text:p>
      <text:p text:style-name="P16">            "je " + rot2</text:p>
      <text:p text:style-name="P16">            "imul cx"</text:p>
      <text:p text:style-name="P16">            "add bx, -48"</text:p>
      <text:p text:style-name="P16">            "add ax, bx"</text:p>
      <text:p text:style-name="P16">            "add di, 1"</text:p>
      <text:p text:style-name="P16">            "mov bh, 0"</text:p>
      <text:p text:style-name="P16">            "mov bl, ds:[di]"</text:p>
      <text:p text:style-name="P16">            "jmp " + rot1</text:p>
      <text:p text:style-name="P16">            rot2 + " :"</text:p>
      <text:p text:style-name="P16">            "pop cx"</text:p>
      <text:p text:style-name="P16">            "imul cx"</text:p>
      <text:p text:style-name="P16">            "mov DS:[" + id_aux.getEnd() + "], ax"</text:p>
      <text:p text:style-name="P16">        }else{</text:p>
      <text:p text:style-name="P16">            "mov si, " + id_aux.getEnd()</text:p>
      <text:p text:style-name="P16">            String rotString = rotulo.newRot();</text:p>
      <text:p text:style-name="P16">            rotString + " :"</text:p>
      <text:p text:style-name="P16">            "mov al, ds:[di]"</text:p>
      <text:p text:style-name="P16">            "cmp al, 0dh ; verifica fim string"</text:p>
      <text:p text:style-name="P16">            String rot2 = rotulo.newRot();</text:p>
      <text:p text:style-name="P16">            "je " + rot2 + " ; salta se fim string" </text:p>
      <text:p text:style-name="P16">            "mov ds:[si], al ; próximo caractere"</text:p>
      <text:p text:style-name="P16">            "add di, 1 ; incrementa base"</text:p>
      <text:p text:style-name="P16">            "add si, 1");</text:p>
      <text:p text:style-name="P16">            "jmp " + rotString + " ; loop"</text:p>
      <text:p text:style-name="P16">            rot2 + " :");</text:p>
      <text:p text:style-name="P16"><text:soft-page-break/>            "mov al, 024h ; fim de string"</text:p>
      <text:p text:style-name="P16">            "mov ds:[si], al ;grava $"</text:p>
      <text:p text:style-name="P16">        }// End else</text:p>
      <text:p text:style-name="P111"/>
      <text:p text:style-name="P114"><text:span text:style-name="T371">[2</text:span><text:span text:style-name="T372">7</text:span><text:span text:style-name="T371">] <text:tab/></text:span><text:span text:style-name="T193">{</text:span><text:span text:style-name="T117">"mov ah, 02h"</text:span></text:p>
      <text:p text:style-name="P17">            <text:span text:style-name="T204">"mov dl, 0Dh"</text:span></text:p>
      <text:p text:style-name="P17">            <text:span text:style-name="T204">"int 21h"</text:span></text:p>
      <text:p text:style-name="P17">            <text:span text:style-name="T204">"mov DL, 0Ah" </text:span></text:p>
      <text:p text:style-name="P17">            <text:span text:style-name="T204">"int 21h"</text:span><text:span text:style-name="T245">}</text:span></text:p>
      <text:p text:style-name="P112"/>
      <text:p text:style-name="P115"><text:span text:style-name="T371">[2</text:span><text:span text:style-name="T373">8</text:span><text:span text:style-name="T371">] </text:span><text:span text:style-name="T117">if(Exp_tipo.equals("tipo_string")){</text:span></text:p>
      <text:p text:style-name="P17">            <text:span text:style-name="T204">"mov dx, " + Exp_end);</text:span></text:p>
      <text:p text:style-name="P17">            <text:span text:style-name="T204">"mov ah, 09h");</text:span></text:p>
      <text:p text:style-name="P17">            <text:span text:style-name="T204">"int 21h");</text:span></text:p>
      <text:p text:style-name="P17">        <text:span text:style-name="T204">}else{</text:span></text:p>
      <text:p text:style-name="P17">            <text:span text:style-name="T204">"mov ax, DS:[" + Exp_end + "]");</text:span></text:p>
      <text:p text:style-name="P17">            <text:span text:style-name="T204">"mov di, " + stringEnd + " ; end. string temp."); </text:span></text:p>
      <text:p text:style-name="P17">            <text:span text:style-name="T204">"mov cx, 0 ;contador");</text:span></text:p>
      <text:p text:style-name="P17">            <text:span text:style-name="T204">"cmp ax,0 ;verifica sinal");</text:span></text:p>
      <text:p text:style-name="P17">            <text:span text:style-name="T204">String rot = rotulo.newRot();</text:span></text:p>
      <text:p text:style-name="P17">            <text:span text:style-name="T204">"jge " + rot + " ;salta se numero positivo");</text:span></text:p>
      <text:p text:style-name="P17">            <text:span text:style-name="T204">"mov bl, 2Dh ;senao, escreve sinal ");</text:span></text:p>
      <text:p text:style-name="P17">            <text:span text:style-name="T204">"mov ds:[di], bl");</text:span></text:p>
      <text:p text:style-name="P17">            <text:span text:style-name="T204">"add di, 1 ;incrementa indice");</text:span></text:p>
      <text:p text:style-name="P17">            <text:span text:style-name="T204">"neg ax ;toma modulo do numero");</text:span></text:p>
      <text:p text:style-name="P17">            <text:span text:style-name="T204">rot + ":");</text:span></text:p>
      <text:p text:style-name="P17">            <text:span text:style-name="T204">"mov bx, 10 ;divisor"); </text:span></text:p>
      <text:p text:style-name="P17">            <text:span text:style-name="T204">String rot1 = rotulo.newRot();</text:span></text:p>
      <text:p text:style-name="P17">            <text:span text:style-name="T204">rot1 + ":");</text:span></text:p>
      <text:p text:style-name="P17">            <text:span text:style-name="T204">"add cx, 1 ;incrementa contador");</text:span></text:p>
      <text:p text:style-name="P17">            <text:span text:style-name="T204">"mov dx, 0 ;estende 32bits p/ div.");</text:span></text:p>
      <text:p text:style-name="P17">            <text:span text:style-name="T204">"idiv bx ;divide DXAX por BX");</text:span></text:p>
      <text:p text:style-name="P17">            <text:span text:style-name="T204">"push dx ;empilha valor do resto");  </text:span></text:p>
      <text:p text:style-name="P17">            <text:span text:style-name="T204">"cmp ax, 0 ;verifica se quoc.  0");</text:span></text:p>
      <text:p text:style-name="P17">            <text:span text:style-name="T204">"jne " + rot1 + " ;se nao  0, continua");              </text:span></text:p>
      <text:p text:style-name="P17">            <text:span text:style-name="T204">String rot2 = rotulo.newRot();</text:span></text:p>
      <text:p text:style-name="P17">            <text:span text:style-name="T204">rot2 + ":");</text:span></text:p>
      <text:p text:style-name="P17">            <text:span text:style-name="T204">"pop dx ;desempilha valor");</text:span></text:p>
      <text:p text:style-name="P17">            <text:span text:style-name="T204">"add dx, 30h ;transforma em caractere");</text:span></text:p>
      <text:p text:style-name="P17">            <text:span text:style-name="T204">"mov ds:[di],dl ;escreve caractere");</text:span></text:p>
      <text:p text:style-name="P17">            <text:span text:style-name="T204">"add di, 1 ;incrementa base");</text:span></text:p>
      <text:p text:style-name="P17">            <text:span text:style-name="T204">"add cx, -1 ;decrementa contador");</text:span></text:p>
      <text:p text:style-name="P17">            <text:span text:style-name="T204">"cmp cx, 0 ;verifica pilha vazia");</text:span></text:p>
      <text:p text:style-name="P17">            <text:span text:style-name="T204">"jne " + rot2 + " ;se nao pilha vazia, loop");</text:span></text:p>
      <text:p text:style-name="P17">            <text:span text:style-name="T204">"mov dl, 024h ;fim de string");</text:span></text:p>
      <text:p text:style-name="P17">            <text:span text:style-name="T204">"mov ds:[di], dl ;grava '$'");</text:span></text:p>
      <text:p text:style-name="P17">            <text:span text:style-name="T204">"mov dx, " + stringEnd);</text:span></text:p>
      <text:p text:style-name="P17">            <text:span text:style-name="T204">"mov ah, 09h");</text:span></text:p>
      <text:p text:style-name="P17"><text:soft-page-break/>            <text:span text:style-name="T204">"int 21h");</text:span></text:p>
      <text:p text:style-name="P17">        <text:span text:style-name="T204">}// End else</text:span></text:p>
      <text:p text:style-name="P1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-BoldOblique" svg:font-family="Helvetica-BoldOblique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23:21:33.169000000</meta:creation-date>
    <dc:date>2020-05-31T22:37:52.214000000</dc:date>
    <meta:editing-duration>P1DT6H49M43S</meta:editing-duration>
    <meta:editing-cycles>247</meta:editing-cycles>
    <meta:generator>LibreOffice/6.3.4.2$Windows_X86_64 LibreOffice_project/60da17e045e08f1793c57c00ba83cdfce946d0aa</meta:generator>
    <meta:document-statistic meta:table-count="0" meta:image-count="0" meta:object-count="0" meta:page-count="9" meta:paragraph-count="301" meta:word-count="1429" meta:character-count="10581" meta:non-whitespace-character-count="7844"/>
  </office:meta>
</office:document-meta>
</file>